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1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58.05pt"/>
    </style:style>
    <style:style style:name="co7" style:family="table-column">
      <style:table-column-properties fo:break-before="auto" style:column-width="34.44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186.86pt"/>
    </style:style>
    <style:style style:name="co11" style:family="table-column">
      <style:table-column-properties fo:break-before="auto" style:column-width="56.24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76.2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DMOVIN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0">
      <style:table-cell-properties fo:background-color="#ffff99" fo:padding="2.01pt"/>
    </style:style>
    <style:style style:name="ce3" style:family="table-cell" style:parent-style-name="Default" style:data-style-name="N0">
      <style:table-cell-properties fo:background-color="#ccffff" fo:padding="2.01pt"/>
    </style:style>
    <style:style style:name="ce4" style:family="table-cell" style:parent-style-name="Default" style:data-style-name="N0">
      <style:table-cell-properties fo:background-color="#cc99ff" fo:padding="2.01pt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 style:data-style-name="N10121">
      <style:table-cell-properties fo:padding="2.01pt"/>
    </style:style>
    <style:style style:name="ce7" style:family="table-cell" style:parent-style-name="Default" style:data-style-name="N10121">
      <style:table-cell-properties fo:background-color="#ffff99" fo:padding="2.01pt"/>
    </style:style>
    <style:style style:name="ce8" style:family="table-cell" style:parent-style-name="Default" style:data-style-name="N10121">
      <style:table-cell-properties fo:background-color="#ccffff" fo:padding="2.01pt"/>
    </style:style>
    <style:style style:name="ce9" style:family="table-cell" style:parent-style-name="Default" style:data-style-name="N10121">
      <style:table-cell-properties fo:background-color="#cc99ff" fo:padding="2.01pt"/>
    </style:style>
    <style:style style:name="ce10" style:family="table-cell" style:parent-style-name="Default">
      <style:table-cell-properties fo:background-color="#ffff99" fo:padding="2.01pt"/>
    </style:style>
    <style:style style:name="ce11" style:family="table-cell" style:parent-style-name="Default">
      <style:table-cell-properties fo:background-color="#ccffff" fo:padding="2.01pt"/>
    </style:style>
    <style:style style:name="ce12" style:family="table-cell" style:parent-style-name="Default">
      <style:table-cell-properties fo:background-color="#cc99ff" fo:padding="2.01pt"/>
    </style:style>
  </office:automatic-styles>
  <office:body>
    <office:spreadsheet>
      <table:calculation-settings table:case-sensitive="false" table:use-regular-expressions="false"/>
      <table:table table:name="DMOVI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242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REG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NUMES</text:p>
          </table:table-cell>
          <table:table-cell table:style-name="ce1" office:value-type="string" calcext:value-type="string">
            <text:p>CVEMOV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PREPAC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CTABCO</text:p>
          </table:table-cell>
          <table:table-cell table:style-name="ce1" office:value-type="string" calcext:value-type="string">
            <text:p>REFERENC</text:p>
          </table:table-cell>
          <table:table-cell table:style-name="ce1" office:value-type="string" calcext:value-type="string">
            <text:p>TASA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03010.801992187" calcext:value-type="float">
            <text:p>303010.80199218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1098" calcext:value-type="float">
            <text:p>109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6" office:value-type="date" office:date-value="2017-03-08" calcext:value-type="date">
            <text:p>3/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500" calcext:value-type="float">
            <text:p>20500</text:p>
          </table:table-cell>
          <table:table-cell/>
          <table:table-cell table:style-name="ce1" office:value-type="string" calcext:value-type="string">
            <text:p>DEPOSITO C/DOCTOS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<text:s text:c="2"/>25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5" calcext:value-type="float">
            <text:p>9915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913.1923828125" calcext:value-type="float">
            <text:p>11913.192382812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70055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356.8116455078" calcext:value-type="float">
            <text:p>14356.811645507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610" calcext:value-type="float">
            <text:p>610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12.22" calcext:value-type="float">
            <text:p>1412.22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245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96" calcext:value-type="float">
            <text:p>3896</text:p>
          </table:table-cell>
          <table:table-cell table:style-name="ce1" office:value-type="float" office:value="1047" calcext:value-type="float">
            <text:p>1047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68" calcext:value-type="float">
            <text:p>6368</text:p>
          </table:table-cell>
          <table:table-cell table:style-name="ce1" office:value-type="float" office:value="1249" calcext:value-type="float">
            <text:p>1249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3-14" calcext:value-type="date">
            <text:p>3/14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02-8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8" calcext:value-type="float">
            <text:p>6278</text:p>
          </table:table-cell>
          <table:table-cell table:style-name="ce1" office:value-type="float" office:value="1126" calcext:value-type="float">
            <text:p>1126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63" calcext:value-type="float">
            <text:p>6363</text:p>
          </table:table-cell>
          <table:table-cell table:style-name="ce1" office:value-type="float" office:value="1243" calcext:value-type="float">
            <text:p>1243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27" calcext:value-type="float">
            <text:p>9027</text:p>
          </table:table-cell>
          <table:table-cell table:style-name="ce1" office:value-type="float" office:value="1459" calcext:value-type="float">
            <text:p>1459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32" calcext:value-type="float">
            <text:p>9032</text:p>
          </table:table-cell>
          <table:table-cell table:style-name="ce1" office:value-type="float" office:value="1467" calcext:value-type="float">
            <text:p>1467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4" calcext:value-type="float">
            <text:p>9914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6.304107666016" calcext:value-type="float">
            <text:p>306.30410766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551743" calcext:value-type="float">
            <text:p>0.037661627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5349.47921875" calcext:value-type="float">
            <text:p>65349.47921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751" calcext:value-type="float">
            <text:p>751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832" calcext:value-type="float">
            <text:p>832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.03" calcext:value-type="float">
            <text:p>10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2" calcext:value-type="float">
            <text:p>3842</text:p>
          </table:table-cell>
          <table:table-cell table:style-name="ce1" office:value-type="float" office:value="962" calcext:value-type="float">
            <text:p>962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0" calcext:value-type="float">
            <text:p>3870</text:p>
          </table:table-cell>
          <table:table-cell table:style-name="ce1" office:value-type="float" office:value="1003" calcext:value-type="float">
            <text:p>1003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0.03" calcext:value-type="float">
            <text:p>7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88" calcext:value-type="float">
            <text:p>6288</text:p>
          </table:table-cell>
          <table:table-cell table:style-name="ce1" office:value-type="float" office:value="1136" calcext:value-type="float">
            <text:p>1136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9" calcext:value-type="float">
            <text:p>6329</text:p>
          </table:table-cell>
          <table:table-cell table:style-name="ce1" office:value-type="float" office:value="1200" calcext:value-type="float">
            <text:p>1200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03" calcext:value-type="float">
            <text:p>5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99" calcext:value-type="float">
            <text:p>8799</text:p>
          </table:table-cell>
          <table:table-cell table:style-name="ce1" office:value-type="float" office:value="1380" calcext:value-type="float">
            <text:p>1380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00.03" calcext:value-type="float">
            <text:p>8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57" calcext:value-type="float">
            <text:p>8757</text:p>
          </table:table-cell>
          <table:table-cell table:style-name="ce1" office:value-type="float" office:value="1314" calcext:value-type="float">
            <text:p>1314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03" calcext:value-type="float">
            <text:p>300.0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6" calcext:value-type="float">
            <text:p>9916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87.76025390625" calcext:value-type="float">
            <text:p>2587.76025390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0298714" calcext:value-type="float">
            <text:p>0.03766162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321.98573974609" calcext:value-type="float">
            <text:p>3321.985739746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51" calcext:value-type="float">
            <text:p>451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0.04" calcext:value-type="float">
            <text:p>40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628" calcext:value-type="float">
            <text:p>628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0.04" calcext:value-type="float">
            <text:p>20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831" calcext:value-type="float">
            <text:p>831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0.04" calcext:value-type="float">
            <text:p>20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837" calcext:value-type="float">
            <text:p>837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04" calcext:value-type="float">
            <text:p>2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2" calcext:value-type="float">
            <text:p>3872</text:p>
          </table:table-cell>
          <table:table-cell table:style-name="ce1" office:value-type="float" office:value="1005" calcext:value-type="float">
            <text:p>1005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04" calcext:value-type="float">
            <text:p>2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1" calcext:value-type="float">
            <text:p>6331</text:p>
          </table:table-cell>
          <table:table-cell table:style-name="ce1" office:value-type="float" office:value="1202" calcext:value-type="float">
            <text:p>1202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04" calcext:value-type="float">
            <text:p>2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216" calcext:value-type="float">
            <text:p>7216</text:p>
          </table:table-cell>
          <table:table-cell table:style-name="ce1" office:value-type="float" office:value="1262" calcext:value-type="float">
            <text:p>1262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84.76" calcext:value-type="float">
            <text:p>2184.7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4-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1381" calcext:value-type="float">
            <text:p>1381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04" calcext:value-type="float">
            <text:p>200.0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7" calcext:value-type="float">
            <text:p>9917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61.372253417969" calcext:value-type="float">
            <text:p>361.37225341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16926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3468.454296875" calcext:value-type="float">
            <text:p>163468.454296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6-11-14" calcext:value-type="date">
            <text:p>11/14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5" calcext:value-type="float">
            <text:p>100.0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667" calcext:value-type="float">
            <text:p>667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5" calcext:value-type="float">
            <text:p>100.0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870" calcext:value-type="float">
            <text:p>870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5" calcext:value-type="float">
            <text:p>100.0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67" calcext:value-type="float">
            <text:p>4067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79.03" calcext:value-type="float">
            <text:p>579.0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2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68" calcext:value-type="float">
            <text:p>4068</text:p>
          </table:table-cell>
          <table:table-cell table:style-name="ce1" office:value-type="float" office:value="1054" calcext:value-type="float">
            <text:p>1054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69" calcext:value-type="float">
            <text:p>4069</text:p>
          </table:table-cell>
          <table:table-cell table:style-name="ce1" office:value-type="float" office:value="1056" calcext:value-type="float">
            <text:p>1056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881.53" calcext:value-type="float">
            <text:p>2881.5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52" calcext:value-type="float">
            <text:p>4252</text:p>
          </table:table-cell>
          <table:table-cell table:style-name="ce1" office:value-type="float" office:value="1087" calcext:value-type="float">
            <text:p>1087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658.72" calcext:value-type="float">
            <text:p>1658.7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3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11" calcext:value-type="float">
            <text:p>6311</text:p>
          </table:table-cell>
          <table:table-cell table:style-name="ce1" office:value-type="float" office:value="1168" calcext:value-type="float">
            <text:p>1168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658.72" calcext:value-type="float">
            <text:p>1658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94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41" calcext:value-type="float">
            <text:p>6341</text:p>
          </table:table-cell>
          <table:table-cell table:style-name="ce1" office:value-type="float" office:value="1217" calcext:value-type="float">
            <text:p>1217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05" calcext:value-type="float">
            <text:p>200.0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386" calcext:value-type="float">
            <text:p>7386</text:p>
          </table:table-cell>
          <table:table-cell table:style-name="ce1" office:value-type="float" office:value="1266" calcext:value-type="float">
            <text:p>1266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11" calcext:value-type="float">
            <text:p>9011</text:p>
          </table:table-cell>
          <table:table-cell table:style-name="ce1" office:value-type="float" office:value="1439" calcext:value-type="float">
            <text:p>1439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401.05" calcext:value-type="float">
            <text:p>7401.0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8" calcext:value-type="float">
            <text:p>9918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456.7548828125" calcext:value-type="float">
            <text:p>5456.754882812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9886084" calcext:value-type="float">
            <text:p>0.037661628</text:p>
          </table:table-cell>
          <table:table-cell table:number-columns-repeated="1009"/>
        </table:table-row>
        <table:table-row table:style-name="ro1">
          <table:table-cell table:style-name="ce1" office:value-type="float" office:value="9382" calcext:value-type="float">
            <text:p>9382</text:p>
          </table:table-cell>
          <table:table-cell table:style-name="ce1" office:value-type="float" office:value="1481" calcext:value-type="float">
            <text:p>1481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881.53" calcext:value-type="float">
            <text:p>2881.5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5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61914.046875" calcext:value-type="float">
            <text:p>361914.046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6-12-02" calcext:value-type="date">
            <text:p>12/2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1-11" calcext:value-type="date">
            <text:p>1/1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996" calcext:value-type="float">
            <text:p>996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1" calcext:value-type="float">
            <text:p>6321</text:p>
          </table:table-cell>
          <table:table-cell table:style-name="ce1" office:value-type="float" office:value="1192" calcext:value-type="float">
            <text:p>1192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3-03" calcext:value-type="date">
            <text:p>3/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215" calcext:value-type="float">
            <text:p>7215</text:p>
          </table:table-cell>
          <table:table-cell table:style-name="ce1" office:value-type="float" office:value="1260" calcext:value-type="float">
            <text:p>1260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6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97" calcext:value-type="float">
            <text:p>8797</text:p>
          </table:table-cell>
          <table:table-cell table:style-name="ce1" office:value-type="float" office:value="1376" calcext:value-type="float">
            <text:p>1376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9" calcext:value-type="float">
            <text:p>9919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3541.6953125" calcext:value-type="float">
            <text:p>13541.695312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2700099" calcext:value-type="float">
            <text:p>0.0376616273</text:p>
          </table:table-cell>
          <table:table-cell table:number-columns-repeated="1009"/>
        </table:table-row>
        <table:table-row table:style-name="ro1">
          <table:table-cell table:style-name="ce1" office:value-type="float" office:value="9554" calcext:value-type="float">
            <text:p>9554</text:p>
          </table:table-cell>
          <table:table-cell table:style-name="ce1" office:value-type="float" office:value="1485" calcext:value-type="float">
            <text:p>1485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6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56.154510803223" calcext:value-type="float">
            <text:p>856.154510803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6-11-16" calcext:value-type="date">
            <text:p>11/16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7" calcext:value-type="float">
            <text:p>100.0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6-12-06" calcext:value-type="date">
            <text:p>12/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.07" calcext:value-type="float">
            <text:p>400.0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27" calcext:value-type="float">
            <text:p>3827</text:p>
          </table:table-cell>
          <table:table-cell table:style-name="ce1" office:value-type="float" office:value="941" calcext:value-type="float">
            <text:p>941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7" calcext:value-type="float">
            <text:p>100.0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40" calcext:value-type="float">
            <text:p>8740</text:p>
          </table:table-cell>
          <table:table-cell table:style-name="ce1" office:value-type="float" office:value="1285" calcext:value-type="float">
            <text:p>1285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7-04-17" calcext:value-type="date">
            <text:p>4/1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07" calcext:value-type="float">
            <text:p>100.0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0" calcext:value-type="float">
            <text:p>9920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4.0651016235352" calcext:value-type="float">
            <text:p>54.065101623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5674872" calcext:value-type="float">
            <text:p>0.037661627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636.43344116211" calcext:value-type="float">
            <text:p>3636.433441162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08" calcext:value-type="float">
            <text:p>408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73" calcext:value-type="float">
            <text:p>573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6-12-26" calcext:value-type="date">
            <text:p>12/2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739" calcext:value-type="float">
            <text:p>739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959" calcext:value-type="float">
            <text:p>959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921" calcext:value-type="float">
            <text:p>4921</text:p>
          </table:table-cell>
          <table:table-cell table:style-name="ce1" office:value-type="float" office:value="1089" calcext:value-type="float">
            <text:p>1089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08-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1" calcext:value-type="float">
            <text:p>9921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7.003982543945" calcext:value-type="float">
            <text:p>147.003982543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8462765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5811.7784765625" calcext:value-type="float">
            <text:p>35811.7784765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2" calcext:value-type="float">
            <text:p>9902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5.865798950195" calcext:value-type="float">
            <text:p>185.8657989502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642" calcext:value-type="float">
            <text:p>642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3" calcext:value-type="float">
            <text:p>9903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1.307571411133" calcext:value-type="float">
            <text:p>171.3075714111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789" calcext:value-type="float">
            <text:p>789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4" calcext:value-type="float">
            <text:p>9904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6.312606811523" calcext:value-type="float">
            <text:p>156.3126068115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5759" calcext:value-type="float">
            <text:p>5759</text:p>
          </table:table-cell>
          <table:table-cell table:style-name="ce1" office:value-type="float" office:value="1095" calcext:value-type="float">
            <text:p>1095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5" calcext:value-type="float">
            <text:p>9905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0.867782592773" calcext:value-type="float">
            <text:p>140.8677825928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6298" calcext:value-type="float">
            <text:p>6298</text:p>
          </table:table-cell>
          <table:table-cell table:style-name="ce1" office:value-type="float" office:value="1149" calcext:value-type="float">
            <text:p>1149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6" calcext:value-type="float">
            <text:p>9906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4.959602355957" calcext:value-type="float">
            <text:p>124.959602356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8771" calcext:value-type="float">
            <text:p>8771</text:p>
          </table:table-cell>
          <table:table-cell table:style-name="ce1" office:value-type="float" office:value="1337" calcext:value-type="float">
            <text:p>1337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.09" calcext:value-type="float">
            <text:p>1500.0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7" calcext:value-type="float">
            <text:p>9907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8.574195861816" calcext:value-type="float">
            <text:p>108.5741958618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2" calcext:value-type="float">
            <text:p>9922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612.01599121094" calcext:value-type="float">
            <text:p>1612.015991210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758843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209.92646179199" calcext:value-type="float">
            <text:p>1209.9264617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" calcext:value-type="float">
            <text:p>200.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779" calcext:value-type="float">
            <text:p>779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6" office:value-type="date" office:date-value="2017-01-02" calcext:value-type="date">
            <text:p>1/2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0-8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541" calcext:value-type="float">
            <text:p>6541</text:p>
          </table:table-cell>
          <table:table-cell table:style-name="ce1" office:value-type="float" office:value="1255" calcext:value-type="float">
            <text:p>1255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1" calcext:value-type="float">
            <text:p>300.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3" calcext:value-type="float">
            <text:p>9923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4.4691009521484" calcext:value-type="float">
            <text:p>44.469100952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874627" calcext:value-type="float">
            <text:p>0.037661626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-0.000302734377328306" calcext:value-type="float">
            <text:p>-0.000302734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6" office:value-type="date" office:date-value="2016-11-04" calcext:value-type="date">
            <text:p>11/4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814.1056054688" calcext:value-type="float">
            <text:p>39814.105605468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816" calcext:value-type="float">
            <text:p>816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11" calcext:value-type="float">
            <text:p>300.1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65" calcext:value-type="float">
            <text:p>3865</text:p>
          </table:table-cell>
          <table:table-cell table:style-name="ce1" office:value-type="float" office:value="997" calcext:value-type="float">
            <text:p>997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6" office:value-type="date" office:date-value="2017-02-10" calcext:value-type="date">
            <text:p>2/10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11" calcext:value-type="float">
            <text:p>300.1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22" calcext:value-type="float">
            <text:p>6322</text:p>
          </table:table-cell>
          <table:table-cell table:style-name="ce1" office:value-type="float" office:value="1193" calcext:value-type="float">
            <text:p>1193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11" calcext:value-type="float">
            <text:p>300.1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4" calcext:value-type="float">
            <text:p>9924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24.05114746094" calcext:value-type="float">
            <text:p>1524.051147460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798103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76531.734375" calcext:value-type="float">
            <text:p>76531.7343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03" calcext:value-type="date">
            <text:p>11/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00" calcext:value-type="float">
            <text:p>6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05" calcext:value-type="date">
            <text:p>11/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10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555" calcext:value-type="float">
            <text:p>555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63.57" calcext:value-type="float">
            <text:p>1363.5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557" calcext:value-type="float">
            <text:p>557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2-07" calcext:value-type="date">
            <text:p>12/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400" calcext:value-type="float">
            <text:p>5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95.52" calcext:value-type="float">
            <text:p>395.5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781" calcext:value-type="float">
            <text:p>781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56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884" calcext:value-type="float">
            <text:p>884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2-8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983" calcext:value-type="float">
            <text:p>983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2-04" calcext:value-type="date">
            <text:p>2/4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92" calcext:value-type="float">
            <text:p>3892</text:p>
          </table:table-cell>
          <table:table-cell table:style-name="ce1" office:value-type="float" office:value="1038" calcext:value-type="float">
            <text:p>1038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81" calcext:value-type="float">
            <text:p>4081</text:p>
          </table:table-cell>
          <table:table-cell table:style-name="ce1" office:value-type="float" office:value="1080" calcext:value-type="float">
            <text:p>1080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256" calcext:value-type="float">
            <text:p>5256</text:p>
          </table:table-cell>
          <table:table-cell table:style-name="ce1" office:value-type="float" office:value="1091" calcext:value-type="float">
            <text:p>1091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565" calcext:value-type="float">
            <text:p>156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591" calcext:value-type="float">
            <text:p>5591</text:p>
          </table:table-cell>
          <table:table-cell table:style-name="ce1" office:value-type="float" office:value="1093" calcext:value-type="float">
            <text:p>1093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13" calcext:value-type="float">
            <text:p>6313</text:p>
          </table:table-cell>
          <table:table-cell table:style-name="ce1" office:value-type="float" office:value="1174" calcext:value-type="float">
            <text:p>1174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3-10" calcext:value-type="date">
            <text:p>3/1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0" calcext:value-type="float">
            <text:p>4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49" calcext:value-type="float">
            <text:p>6349</text:p>
          </table:table-cell>
          <table:table-cell table:style-name="ce1" office:value-type="float" office:value="1226" calcext:value-type="float">
            <text:p>1226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556" calcext:value-type="float">
            <text:p>7556</text:p>
          </table:table-cell>
          <table:table-cell table:style-name="ce1" office:value-type="float" office:value="1270" calcext:value-type="float">
            <text:p>1270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3" calcext:value-type="float">
            <text:p>8763</text:p>
          </table:table-cell>
          <table:table-cell table:style-name="ce1" office:value-type="float" office:value="1324" calcext:value-type="float">
            <text:p>1324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4-18" calcext:value-type="date">
            <text:p>4/1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725" calcext:value-type="float">
            <text:p>9725</text:p>
          </table:table-cell>
          <table:table-cell table:style-name="ce1" office:value-type="float" office:value="1488" calcext:value-type="float">
            <text:p>1488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14" calcext:value-type="float">
            <text:p>9014</text:p>
          </table:table-cell>
          <table:table-cell table:style-name="ce1" office:value-type="float" office:value="1441" calcext:value-type="float">
            <text:p>1441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5" calcext:value-type="float">
            <text:p>9925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41.34545898437" calcext:value-type="float">
            <text:p>3141.345458984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2456015" calcext:value-type="float">
            <text:p>0.037661627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2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388.61853515625" calcext:value-type="float">
            <text:p>2388.618535156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50" calcext:value-type="float">
            <text:p>3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52" calcext:value-type="float">
            <text:p>652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5.74" calcext:value-type="float">
            <text:p>155.7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7893" calcext:value-type="float">
            <text:p>7893</text:p>
          </table:table-cell>
          <table:table-cell table:style-name="ce1" office:value-type="float" office:value="1274" calcext:value-type="float">
            <text:p>1274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26.43" calcext:value-type="float">
            <text:p>626.4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3-2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803" calcext:value-type="float">
            <text:p>803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5.74" calcext:value-type="float">
            <text:p>205.7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08" calcext:value-type="float">
            <text:p>908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73.67" calcext:value-type="float">
            <text:p>2473.6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3-2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 table:style-name="ce1" office:value-type="float" office:value="1167" calcext:value-type="float">
            <text:p>1167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47.02" calcext:value-type="float">
            <text:p>3147.0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94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8776" calcext:value-type="float">
            <text:p>8776</text:p>
          </table:table-cell>
          <table:table-cell table:style-name="ce1" office:value-type="float" office:value="1347" calcext:value-type="float">
            <text:p>1347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5.74" calcext:value-type="float">
            <text:p>205.7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8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6" calcext:value-type="float">
            <text:p>9926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202911376953" calcext:value-type="float">
            <text:p>100.20291137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2115109" calcext:value-type="float">
            <text:p>0.037661628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1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66.127063751221" calcext:value-type="float">
            <text:p>466.127063751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27" calcext:value-type="float">
            <text:p>9927</text:p>
          </table:table-cell>
          <table:table-cell table:number-columns-repeated="2" table:style-name="ce1" office:value-type="string" calcext:value-type="string">
            <text:p>1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.5551052093506" calcext:value-type="float">
            <text:p>17.555105209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4319974" calcext:value-type="float">
            <text:p>0.037661630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416.22577514648" calcext:value-type="float">
            <text:p>4416.225775146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5" calcext:value-type="float">
            <text:p>2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5" calcext:value-type="float">
            <text:p>2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15" calcext:value-type="float">
            <text:p>5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2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750.15" calcext:value-type="float">
            <text:p>375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5" calcext:value-type="float">
            <text:p>2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15" calcext:value-type="float">
            <text:p>5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159" calcext:value-type="float">
            <text:p>3159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9.4" calcext:value-type="float">
            <text:p>499.4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2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46" calcext:value-type="float">
            <text:p>6346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5" calcext:value-type="float">
            <text:p>2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90" calcext:value-type="float">
            <text:p>8790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5" calcext:value-type="float">
            <text:p>200.1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8" calcext:value-type="float">
            <text:p>992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9.3786239624023" calcext:value-type="float">
            <text:p>89.378623962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814505" calcext:value-type="float">
            <text:p>0.0376616285</text:p>
          </table:table-cell>
          <table:table-cell table:number-columns-repeated="1009"/>
        </table:table-row>
        <table:table-row table:style-name="ro1">
          <table:table-cell table:style-name="ce1" office:value-type="float" office:value="9381" calcext:value-type="float">
            <text:p>9381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1530.1297265625" calcext:value-type="float">
            <text:p>81530.1297265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16" calcext:value-type="float">
            <text:p>100.1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6" calcext:value-type="float">
            <text:p>200.1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7" calcext:value-type="float">
            <text:p>3877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6" calcext:value-type="float">
            <text:p>200.1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3.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97" calcext:value-type="float">
            <text:p>6297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3-03" calcext:value-type="date">
            <text:p>3/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6" calcext:value-type="float">
            <text:p>200.1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66" calcext:value-type="float">
            <text:p>6366</text:p>
          </table:table-cell>
          <table:table-cell table:style-name="ce1" office:value-type="float" office:value="1247" calcext:value-type="float">
            <text:p>124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6-8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09" calcext:value-type="float">
            <text:p>6309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0.16" calcext:value-type="float">
            <text:p>600.1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29" calcext:value-type="float">
            <text:p>992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81.58935546875" calcext:value-type="float">
            <text:p>3081.589355468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962922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2.845078125" calcext:value-type="float">
            <text:p>162.8450781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64" calcext:value-type="float">
            <text:p>996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.13301086425781" calcext:value-type="float">
            <text:p>6.133010864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772273" calcext:value-type="float">
            <text:p>0.037661628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136.19462585449" calcext:value-type="float">
            <text:p>2136.194625854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3" calcext:value-type="float">
            <text:p>3853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9" calcext:value-type="float">
            <text:p>6279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0" calcext:value-type="float">
            <text:p>99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4.9600372314453" calcext:value-type="float">
            <text:p>94.960037231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7554649" calcext:value-type="float">
            <text:p>0.037661629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8410.2064599609" calcext:value-type="float">
            <text:p>28410.206459960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6-11-16" calcext:value-type="date">
            <text:p>11/16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9" calcext:value-type="float">
            <text:p>200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6-12-06" calcext:value-type="date">
            <text:p>12/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19" calcext:value-type="float">
            <text:p>100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1-19" calcext:value-type="date">
            <text:p>1/1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19" calcext:value-type="float">
            <text:p>100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3826" calcext:value-type="float">
            <text:p>3826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9" calcext:value-type="float">
            <text:p>200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3893" calcext:value-type="float">
            <text:p>3893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8739" calcext:value-type="float">
            <text:p>8739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4-17" calcext:value-type="date">
            <text:p>4/1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19" calcext:value-type="float">
            <text:p>200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9022" calcext:value-type="float">
            <text:p>9022</text:p>
          </table:table-cell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1" calcext:value-type="float">
            <text:p>99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75.428955078125" calcext:value-type="float">
            <text:p>775.428955078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011807" calcext:value-type="float">
            <text:p>0.037661629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32" calcext:value-type="float">
            <text:p>993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18.595336914063" calcext:value-type="float">
            <text:p>618.59533691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3833392" calcext:value-type="float">
            <text:p>0.037661628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50.86083984375" calcext:value-type="float">
            <text:p>650.860839843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474908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0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567.40800598145" calcext:value-type="float">
            <text:p>3567.408005981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36.61" calcext:value-type="float">
            <text:p>536.61</text:p>
          </table:table-cell>
          <table:table-cell/>
          <table:table-cell table:style-name="ce1" office:value-type="string" calcext:value-type="string">
            <text:p>INCENTIVO CONTRALOR</text:p>
          </table:table-cell>
          <table:table-cell/>
          <table:table-cell table:style-name="ce1" office:value-type="string" calcext:value-type="string">
            <text:p>50-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1.8" calcext:value-type="float">
            <text:p>521.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3" calcext:value-type="float">
            <text:p>6303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78" calcext:value-type="float">
            <text:p>8778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3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7" calcext:value-type="float">
            <text:p>1000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1.885757446289" calcext:value-type="float">
            <text:p>171.88575744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7812267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553.15637207031" calcext:value-type="float">
            <text:p>4553.156372070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6-12-05" calcext:value-type="date">
            <text:p>12/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7-02-17" calcext:value-type="date">
            <text:p>2/1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00" calcext:value-type="float">
            <text:p>8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7-02-17" calcext:value-type="date">
            <text:p>2/1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53" calcext:value-type="float">
            <text:p>8753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7-04-11" calcext:value-type="date">
            <text:p>4/1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5" calcext:value-type="float">
            <text:p>100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6.773193359375" calcext:value-type="float">
            <text:p>236.773193359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8371689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7.492959594726" calcext:value-type="float">
            <text:p>137.492959594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37" calcext:value-type="float">
            <text:p>1003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.17820882797241" calcext:value-type="float">
            <text:p>5.17820882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95348" calcext:value-type="float">
            <text:p>0.03766162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0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5.3004954910278" calcext:value-type="float">
            <text:p>55.30049549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44" calcext:value-type="float">
            <text:p>1004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0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.08270668983459" calcext:value-type="float">
            <text:p>2.082706689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078811" calcext:value-type="float">
            <text:p>0.03766162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2.94180267334" calcext:value-type="float">
            <text:p>162.941802673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1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316" calcext:value-type="float">
            <text:p>6316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5601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8769" calcext:value-type="float">
            <text:p>8769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6" office:value-type="date" office:date-value="2017-04-29" calcext:value-type="date">
            <text:p>4/29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1" calcext:value-type="float">
            <text:p>996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3.070520401001" calcext:value-type="float">
            <text:p>13.07052040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9693694" calcext:value-type="float">
            <text:p>0.03766162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0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20.20435333252" calcext:value-type="float">
            <text:p>1420.20435333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8" calcext:value-type="float">
            <text:p>3858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6" calcext:value-type="float">
            <text:p>993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7.9946746826172" calcext:value-type="float">
            <text:p>67.994674682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495713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084.47315979004" calcext:value-type="float">
            <text:p>2084.4731597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.1" calcext:value-type="float">
            <text:p>13.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86" calcext:value-type="float">
            <text:p>3886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54" calcext:value-type="float">
            <text:p>6354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31" calcext:value-type="float">
            <text:p>9031</text:p>
          </table:table-cell>
          <table:table-cell table:style-name="ce1" office:value-type="float" office:value="1465" calcext:value-type="float">
            <text:p>146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8" calcext:value-type="float">
            <text:p>1003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6.0675735473633" calcext:value-type="float">
            <text:p>76.067573547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8099377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05.53414428711" calcext:value-type="float">
            <text:p>405.534144287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5.53" calcext:value-type="float">
            <text:p>405.5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0" calcext:value-type="float">
            <text:p>996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.5526168346405" calcext:value-type="float">
            <text:p>2.552616834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2253162" calcext:value-type="float">
            <text:p>0.037661630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256.80116653442" calcext:value-type="float">
            <text:p>1256.801166534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6-12-26" calcext:value-type="date">
            <text:p>12/2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1" calcext:value-type="float">
            <text:p>1004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6.5473785400391" calcext:value-type="float">
            <text:p>56.5473785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629023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017.88288879395" calcext:value-type="float">
            <text:p>3017.88288879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6-11-08" calcext:value-type="date">
            <text:p>11/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87" calcext:value-type="float">
            <text:p>3887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55" calcext:value-type="float">
            <text:p>6355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17" calcext:value-type="float">
            <text:p>9017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9" calcext:value-type="float">
            <text:p>1003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8.5282745361328" calcext:value-type="float">
            <text:p>88.528274536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205665" calcext:value-type="float">
            <text:p>0.03766162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97" calcext:value-type="float">
            <text:p>999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100.2939453125" calcext:value-type="float">
            <text:p>7100.293945312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1997314" calcext:value-type="float">
            <text:p>0.037661627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493.134765625" calcext:value-type="float">
            <text:p>14493.134765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6-11-08" calcext:value-type="date">
            <text:p>11/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1" calcext:value-type="float">
            <text:p>3861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90" calcext:value-type="float">
            <text:p>3890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18" calcext:value-type="float">
            <text:p>6318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58" calcext:value-type="float">
            <text:p>6358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6" calcext:value-type="float">
            <text:p>8766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4-20" calcext:value-type="date">
            <text:p>4/2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20" calcext:value-type="float">
            <text:p>9020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0" calcext:value-type="float">
            <text:p>1004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5.642211914063" calcext:value-type="float">
            <text:p>525.64221191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9523353" calcext:value-type="float">
            <text:p>0.03766162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2989.3284375" calcext:value-type="float">
            <text:p>52989.32843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18" calcext:value-type="float">
            <text:p>5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18" calcext:value-type="float">
            <text:p>5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18" calcext:value-type="float">
            <text:p>5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3.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5" calcext:value-type="float">
            <text:p>6295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3-03" calcext:value-type="date">
            <text:p>3/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6" calcext:value-type="float">
            <text:p>6306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45" calcext:value-type="float">
            <text:p>6345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18" calcext:value-type="float">
            <text:p>10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93" calcext:value-type="float">
            <text:p>8793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18" calcext:value-type="float">
            <text:p>52.1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6" calcext:value-type="float">
            <text:p>1000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1.24475097656" calcext:value-type="float">
            <text:p>2021.244750976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1773017" calcext:value-type="float">
            <text:p>0.037661628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711.15820068359" calcext:value-type="float">
            <text:p>6711.158200683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2.19" calcext:value-type="float">
            <text:p>402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19" calcext:value-type="float">
            <text:p>202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2.19" calcext:value-type="float">
            <text:p>402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47" calcext:value-type="float">
            <text:p>6347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02.19" calcext:value-type="float">
            <text:p>802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94" calcext:value-type="float">
            <text:p>8794</text:p>
          </table:table-cell>
          <table:table-cell table:style-name="ce1" office:value-type="float" office:value="1373" calcext:value-type="float">
            <text:p>137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19" calcext:value-type="float">
            <text:p>202.1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4" calcext:value-type="float">
            <text:p>1001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6.024200439453" calcext:value-type="float">
            <text:p>306.024200439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6818637" calcext:value-type="float">
            <text:p>0.037661626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219.25455474854" calcext:value-type="float">
            <text:p>1219.254554748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37" calcext:value-type="float">
            <text:p>993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.9191131591797" calcext:value-type="float">
            <text:p>45.919113159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786577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849.52543945312" calcext:value-type="float">
            <text:p>5849.525439453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2.2" calcext:value-type="float">
            <text:p>100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2.2" calcext:value-type="float">
            <text:p>25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2" calcext:value-type="float">
            <text:p>20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2" calcext:value-type="float">
            <text:p>20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2" calcext:value-type="float">
            <text:p>20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8802" calcext:value-type="float">
            <text:p>8802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2" calcext:value-type="float">
            <text:p>202.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2" calcext:value-type="float">
            <text:p>997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82.903076171875" calcext:value-type="float">
            <text:p>282.903076171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242479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13" calcext:value-type="float">
            <text:p>10013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0.421417236328" calcext:value-type="float">
            <text:p>450.42141723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9339242" calcext:value-type="float">
            <text:p>0.037661627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44.88143539429" calcext:value-type="float">
            <text:p>1444.881435394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22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2" calcext:value-type="float">
            <text:p>1004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.74709606170654" calcext:value-type="float">
            <text:p>8.747096061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609018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779.8970947266" calcext:value-type="float">
            <text:p>13779.897094726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2.25" calcext:value-type="float">
            <text:p>100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5" calcext:value-type="float">
            <text:p>5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5" calcext:value-type="float">
            <text:p>5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5" calcext:value-type="float">
            <text:p>5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2" calcext:value-type="float">
            <text:p>6332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5" calcext:value-type="float">
            <text:p>5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801" calcext:value-type="float">
            <text:p>8801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5" calcext:value-type="float">
            <text:p>52.2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8" calcext:value-type="float">
            <text:p>996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60.574035644531" calcext:value-type="float">
            <text:p>560.574035644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0175632" calcext:value-type="float">
            <text:p>0.0376616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2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728.88562805176" calcext:value-type="float">
            <text:p>3728.885628051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69" calcext:value-type="float">
            <text:p>996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0.435897827148" calcext:value-type="float">
            <text:p>140.435897827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5113292" calcext:value-type="float">
            <text:p>0.037661626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3.5393101310731" calcext:value-type="float">
            <text:p>43.539310131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70" calcext:value-type="float">
            <text:p>997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.6397613286972" calcext:value-type="float">
            <text:p>1.639761328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238982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85.35573486328" calcext:value-type="float">
            <text:p>3985.355734863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7-01-26" calcext:value-type="date">
            <text:p>1/2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28" calcext:value-type="float">
            <text:p>3828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7-02-22" calcext:value-type="date">
            <text:p>2/22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64" calcext:value-type="float">
            <text:p>6264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8" calcext:value-type="float">
            <text:p>8748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29" calcext:value-type="float">
            <text:p>52.2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2" calcext:value-type="float">
            <text:p>1002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8.668304443359" calcext:value-type="float">
            <text:p>158.668304443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020703" calcext:value-type="float">
            <text:p>0.037661629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1.3282591247558" calcext:value-type="float">
            <text:p>41.328259124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80" calcext:value-type="float">
            <text:p>998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.55648958683014" calcext:value-type="float">
            <text:p>1.556489586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917917" calcext:value-type="float">
            <text:p>0.037661629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86.11723022461" calcext:value-type="float">
            <text:p>3986.117230224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7-01-26" calcext:value-type="date">
            <text:p>1/2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29" calcext:value-type="float">
            <text:p>3829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7-02-22" calcext:value-type="date">
            <text:p>2/22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65" calcext:value-type="float">
            <text:p>6265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9" calcext:value-type="float">
            <text:p>8749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" calcext:value-type="float">
            <text:p>52.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3" calcext:value-type="float">
            <text:p>1002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8.698623657227" calcext:value-type="float">
            <text:p>158.698623657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2177279" calcext:value-type="float">
            <text:p>0.037661629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859.91687255859" calcext:value-type="float">
            <text:p>4859.916872558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1" calcext:value-type="float">
            <text:p>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1" calcext:value-type="float">
            <text:p>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1-26" calcext:value-type="date">
            <text:p>1/2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52.31" calcext:value-type="float">
            <text:p>5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0" calcext:value-type="float">
            <text:p>3830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2-22" calcext:value-type="date">
            <text:p>2/22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1" calcext:value-type="float">
            <text:p>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2" calcext:value-type="float">
            <text:p>3832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2.31" calcext:value-type="float">
            <text:p>50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66" calcext:value-type="float">
            <text:p>626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1" calcext:value-type="float">
            <text:p>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1" calcext:value-type="float">
            <text:p>52.3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4" calcext:value-type="float">
            <text:p>1002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8.908752441406" calcext:value-type="float">
            <text:p>218.908752441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799139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87.63912231445" calcext:value-type="float">
            <text:p>3987.639122314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7-01-26" calcext:value-type="date">
            <text:p>1/2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1" calcext:value-type="float">
            <text:p>3831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7-02-22" calcext:value-type="date">
            <text:p>2/22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67" calcext:value-type="float">
            <text:p>6267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1" calcext:value-type="float">
            <text:p>8751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32" calcext:value-type="float">
            <text:p>52.3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5" calcext:value-type="float">
            <text:p>1002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8.759216308594" calcext:value-type="float">
            <text:p>158.759216308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051058" calcext:value-type="float">
            <text:p>0.037661628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04.7078704834" calcext:value-type="float">
            <text:p>1604.707870483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34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5" calcext:value-type="float">
            <text:p>1003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.199047088623" calcext:value-type="float">
            <text:p>31.199047088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192076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679.9583740234" calcext:value-type="float">
            <text:p>16679.958374023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94" calcext:value-type="float">
            <text:p>3894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53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86" calcext:value-type="float">
            <text:p>6286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61" calcext:value-type="float">
            <text:p>6361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1453" calcext:value-type="float">
            <text:p>145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29" calcext:value-type="float">
            <text:p>9029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2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6" calcext:value-type="float">
            <text:p>1003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7.021667480469" calcext:value-type="float">
            <text:p>517.021667480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6611295" calcext:value-type="float">
            <text:p>0.037661629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01.8056640625" calcext:value-type="float">
            <text:p>1601.8056640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49.91" calcext:value-type="float">
            <text:p>649.9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51.9" calcext:value-type="float">
            <text:p>951.9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5" calcext:value-type="float">
            <text:p>6305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0" calcext:value-type="float">
            <text:p>8780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3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8" calcext:value-type="float">
            <text:p>1004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.5447778701782" calcext:value-type="float">
            <text:p>14.544777870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783348" calcext:value-type="float">
            <text:p>0.037661627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967.243297576904" calcext:value-type="float">
            <text:p>967.243297576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49" calcext:value-type="float">
            <text:p>10049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6.4279594421387" calcext:value-type="float">
            <text:p>36.427959442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2572439" calcext:value-type="float">
            <text:p>0.037661630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9768.58912109375" calcext:value-type="float">
            <text:p>9768.589121093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4" calcext:value-type="float">
            <text:p>200.2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4" calcext:value-type="float">
            <text:p>200.2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4" calcext:value-type="float">
            <text:p>200.2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5" calcext:value-type="float">
            <text:p>6335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4" calcext:value-type="float">
            <text:p>200.2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83" calcext:value-type="float">
            <text:p>8783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4" calcext:value-type="float">
            <text:p>200.2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4" calcext:value-type="float">
            <text:p>993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95.070556640625" calcext:value-type="float">
            <text:p>395.070556640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344373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13.004669189453" calcext:value-type="float">
            <text:p>613.004669189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1" calcext:value-type="float">
            <text:p>102.4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1" calcext:value-type="float">
            <text:p>102.4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8" calcext:value-type="float">
            <text:p>3838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1" calcext:value-type="float">
            <text:p>102.4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74" calcext:value-type="float">
            <text:p>6274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1" calcext:value-type="float">
            <text:p>102.4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7" calcext:value-type="float">
            <text:p>8747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1" calcext:value-type="float">
            <text:p>102.4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5" calcext:value-type="float">
            <text:p>1004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2.5137062072754" calcext:value-type="float">
            <text:p>32.513706207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38954670637501" calcext:value-type="float">
            <text:p>0.033895467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120.15126464844" calcext:value-type="float">
            <text:p>3120.151264648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3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02.33" calcext:value-type="float">
            <text:p>602.3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43-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3" calcext:value-type="float">
            <text:p>1005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6.6897506713867" calcext:value-type="float">
            <text:p>96.689750671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7947088" calcext:value-type="float">
            <text:p>0.037661629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9394.52770751953" calcext:value-type="float">
            <text:p>9394.527707519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4" calcext:value-type="float">
            <text:p>102.4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4" calcext:value-type="float">
            <text:p>102.4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48" calcext:value-type="float">
            <text:p>6348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44" calcext:value-type="float">
            <text:p>202.4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95" calcext:value-type="float">
            <text:p>8795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4" calcext:value-type="float">
            <text:p>102.4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4" calcext:value-type="float">
            <text:p>1005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66.697052001953" calcext:value-type="float">
            <text:p>366.69705200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8476838" calcext:value-type="float">
            <text:p>0.037661629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12.21923065186" calcext:value-type="float">
            <text:p>1312.219230651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412.22" calcext:value-type="float">
            <text:p>1412.2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45-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87" calcext:value-type="float">
            <text:p>6287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5" calcext:value-type="float">
            <text:p>1005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.3101119995117" calcext:value-type="float">
            <text:p>19.310111999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19849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548.97501464844" calcext:value-type="float">
            <text:p>4548.975014648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5" calcext:value-type="float">
            <text:p>3835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71" calcext:value-type="float">
            <text:p>6271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4" calcext:value-type="float">
            <text:p>8744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6" calcext:value-type="float">
            <text:p>102.4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6" calcext:value-type="float">
            <text:p>1005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7.919982910156" calcext:value-type="float">
            <text:p>187.919982910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719417" calcext:value-type="float">
            <text:p>0.037661629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92.13766098022" calcext:value-type="float">
            <text:p>1492.137660980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57" calcext:value-type="float">
            <text:p>1005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6.1963348388672" calcext:value-type="float">
            <text:p>56.196334838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8888187" calcext:value-type="float">
            <text:p>0.037661628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596.81460571289" calcext:value-type="float">
            <text:p>5596.814605712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8" calcext:value-type="float">
            <text:p>102.4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48" calcext:value-type="float">
            <text:p>102.4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3" calcext:value-type="float">
            <text:p>1004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6.534515380859" calcext:value-type="float">
            <text:p>226.534515380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683021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825.61066650391" calcext:value-type="float">
            <text:p>6825.610666503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2.49" calcext:value-type="float">
            <text:p>62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6" calcext:value-type="float">
            <text:p>3866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6" office:value-type="date" office:date-value="2017-02-10" calcext:value-type="date">
            <text:p>2/10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2.49" calcext:value-type="float">
            <text:p>62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3" calcext:value-type="float">
            <text:p>6323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2.49" calcext:value-type="float">
            <text:p>62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7" calcext:value-type="float">
            <text:p>10047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62.183227539062" calcext:value-type="float">
            <text:p>262.183227539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803363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5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5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5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759.328861236572" calcext:value-type="float">
            <text:p>759.328861236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52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2.52" calcext:value-type="float">
            <text:p>52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9" calcext:value-type="float">
            <text:p>1005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5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.1095027923584" calcext:value-type="float">
            <text:p>30.109502792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5515164" calcext:value-type="float">
            <text:p>0.037661627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988.64659790039" calcext:value-type="float">
            <text:p>5988.646597900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4" calcext:value-type="float">
            <text:p>2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PORTACION RIFA ASAMBLE</text:p>
          </table:table-cell>
          <table:table-cell/>
          <table:table-cell table:style-name="ce1" office:value-type="string" calcext:value-type="string">
            <text:p>50-2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4" calcext:value-type="float">
            <text:p>2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4" calcext:value-type="float">
            <text:p>2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2.54" calcext:value-type="float">
            <text:p>3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2" calcext:value-type="float">
            <text:p>6302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2.54" calcext:value-type="float">
            <text:p>3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75" calcext:value-type="float">
            <text:p>8775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2.54" calcext:value-type="float">
            <text:p>302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60" calcext:value-type="float">
            <text:p>1006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72.131225585938" calcext:value-type="float">
            <text:p>272.131225585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0932711" calcext:value-type="float">
            <text:p>0.037661629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44.115389404297" calcext:value-type="float">
            <text:p>844.115389404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6" calcext:value-type="float">
            <text:p>202.5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38" calcext:value-type="float">
            <text:p>9038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PREMIO AHORRO RIFA</text:p>
          </table:table-cell>
          <table:table-cell/>
          <table:table-cell table:style-name="ce1" office:value-type="string" calcext:value-type="string">
            <text:p>50-2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810" calcext:value-type="float">
            <text:p>8810</text:p>
          </table:table-cell>
          <table:table-cell table:style-name="ce1" office:value-type="float" office:value="1399" calcext:value-type="float">
            <text:p>139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6" calcext:value-type="float">
            <text:p>202.5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1" calcext:value-type="float">
            <text:p>1002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61589050293" calcext:value-type="float">
            <text:p>50.761589050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064788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771.1094128418" calcext:value-type="float">
            <text:p>1771.109412841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6-11-08" calcext:value-type="date">
            <text:p>11/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3.57" calcext:value-type="float">
            <text:p>63.5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57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3.57" calcext:value-type="float">
            <text:p>63.5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257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88" calcext:value-type="float">
            <text:p>3888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56" calcext:value-type="float">
            <text:p>6356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399" calcext:value-type="float">
            <text:p>8399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8.14" calcext:value-type="float">
            <text:p>108.1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/>
          <table:table-cell table:style-name="ce1" office:value-type="string" calcext:value-type="string">
            <text:p>5601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18" calcext:value-type="float">
            <text:p>9018</text:p>
          </table:table-cell>
          <table:table-cell table:style-name="ce1" office:value-type="float" office:value="1447" calcext:value-type="float">
            <text:p>144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9" calcext:value-type="float">
            <text:p>1002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6.492259979248" calcext:value-type="float">
            <text:p>36.492259979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1188271" calcext:value-type="float">
            <text:p>0.037661627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3.3102729415149" calcext:value-type="float">
            <text:p>63.310272941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9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59" calcext:value-type="float">
            <text:p>102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809" calcext:value-type="float">
            <text:p>8809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9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59" calcext:value-type="float">
            <text:p>202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63" calcext:value-type="float">
            <text:p>1006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.50104236602783" calcext:value-type="float">
            <text:p>9.50104236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3391801" calcext:value-type="float">
            <text:p>0.037661628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4796.3698272705" calcext:value-type="float">
            <text:p>24796.369827270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6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0.26" calcext:value-type="float">
            <text:p>2500.2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5" calcext:value-type="float">
            <text:p>993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9.71875" calcext:value-type="float">
            <text:p>1009.7187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109902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59.448486328125" calcext:value-type="float">
            <text:p>559.448486328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6-12-28" calcext:value-type="date">
            <text:p>12/2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2.62" calcext:value-type="float">
            <text:p>10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662.07" calcext:value-type="float">
            <text:p>1662.0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89" calcext:value-type="float">
            <text:p>3889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57" calcext:value-type="float">
            <text:p>6357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19" calcext:value-type="float">
            <text:p>9019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0" calcext:value-type="float">
            <text:p>1003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.71724891662598" calcext:value-type="float">
            <text:p>8.717248916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851463" calcext:value-type="float">
            <text:p>0.037661628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2021.6389916992" calcext:value-type="float">
            <text:p>12021.63899169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61-8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68" calcext:value-type="float">
            <text:p>6268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40" calcext:value-type="float">
            <text:p>904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REMIO AHORRO RIFA</text:p>
          </table:table-cell>
          <table:table-cell/>
          <table:table-cell table:style-name="ce1" office:value-type="string" calcext:value-type="string">
            <text:p>50-2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41" calcext:value-type="float">
            <text:p>8741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1" calcext:value-type="float">
            <text:p>1003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1.159301757813" calcext:value-type="float">
            <text:p>461.159301757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956197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628.25668823242" calcext:value-type="float">
            <text:p>5628.256688232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2" calcext:value-type="float">
            <text:p>2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2" calcext:value-type="float">
            <text:p>2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2" calcext:value-type="float">
            <text:p>2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3" calcext:value-type="float">
            <text:p>3833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2" calcext:value-type="float">
            <text:p>2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69" calcext:value-type="float">
            <text:p>6269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2" calcext:value-type="float">
            <text:p>1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2" calcext:value-type="float">
            <text:p>8742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2" calcext:value-type="float">
            <text:p>202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2" calcext:value-type="float">
            <text:p>1003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42.564315795898" calcext:value-type="float">
            <text:p>242.564315795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9422435" calcext:value-type="float">
            <text:p>0.037661627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5017.4125927734" calcext:value-type="float">
            <text:p>25017.412592773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3" calcext:value-type="float">
            <text:p>2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3" calcext:value-type="float">
            <text:p>2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3" calcext:value-type="float">
            <text:p>2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34" calcext:value-type="float">
            <text:p>3834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3" calcext:value-type="float">
            <text:p>2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2.63" calcext:value-type="float">
            <text:p>1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43" calcext:value-type="float">
            <text:p>8743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2.63" calcext:value-type="float">
            <text:p>202.6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33" calcext:value-type="float">
            <text:p>1003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72.793151855469" calcext:value-type="float">
            <text:p>972.793151855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025593" calcext:value-type="float">
            <text:p>0.037661629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6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736.15512752533" calcext:value-type="float">
            <text:p>736.155127525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64" calcext:value-type="float">
            <text:p>1006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6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7.7248001098633" calcext:value-type="float">
            <text:p>27.724800109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384249" calcext:value-type="float">
            <text:p>0.037661627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50" calcext:value-type="float">
            <text:p>1005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58.370727539062" calcext:value-type="float">
            <text:p>858.370727539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146564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8639.4579467773" calcext:value-type="float">
            <text:p>38639.457946777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261" calcext:value-type="float">
            <text:p>6261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7</text:p>
          </table:table-cell>
          <table:table-cell table:style-name="ce6" office:value-type="date" office:date-value="2017-03-08" calcext:value-type="date">
            <text:p>3/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DEPOSITO C/DOCTOS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<text:s text:c="2"/>25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1" calcext:value-type="float">
            <text:p>1005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91.90625" calcext:value-type="float">
            <text:p>1491.9062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1124286" calcext:value-type="float">
            <text:p>0.037661627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04.257046699524" calcext:value-type="float">
            <text:p>504.257046699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262" calcext:value-type="float">
            <text:p>6262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8</text:p>
          </table:table-cell>
          <table:table-cell table:style-name="ce6" office:value-type="date" office:date-value="2017-03-08" calcext:value-type="date">
            <text:p>3/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DEPOSITO C/DOCTOS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<text:s text:c="2"/>25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2" calcext:value-type="float">
            <text:p>1005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2.3539276123047" calcext:value-type="float">
            <text:p>92.353927612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331536" calcext:value-type="float">
            <text:p>0.037661627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0078.8161773682" calcext:value-type="float">
            <text:p>30078.816177368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856" calcext:value-type="float">
            <text:p>385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7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81" calcext:value-type="float">
            <text:p>6281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7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58" calcext:value-type="float">
            <text:p>1005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4.6005859375" calcext:value-type="float">
            <text:p>1144.600585937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4875962" calcext:value-type="float">
            <text:p>0.037661626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11.07541015625" calcext:value-type="float">
            <text:p>3911.075410156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98" calcext:value-type="float">
            <text:p>898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8-8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73" calcext:value-type="float">
            <text:p>8773</text:p>
          </table:table-cell>
          <table:table-cell table:style-name="ce1" office:value-type="float" office:value="1339" calcext:value-type="float">
            <text:p>1339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28" calcext:value-type="float">
            <text:p>200.2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2" calcext:value-type="float">
            <text:p>994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4.651931762695" calcext:value-type="float">
            <text:p>154.651931762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2201212" calcext:value-type="float">
            <text:p>0.037661627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98.98209777832" calcext:value-type="float">
            <text:p>698.982097778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43" calcext:value-type="float">
            <text:p>994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6.3248043060303" calcext:value-type="float">
            <text:p>26.32480430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8023718" calcext:value-type="float">
            <text:p>0.037661628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6-11-22" calcext:value-type="date">
            <text:p>11/22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6-12-05" calcext:value-type="date">
            <text:p>12/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7-02-17" calcext:value-type="date">
            <text:p>2/1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4" calcext:value-type="float">
            <text:p>8754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7-04-11" calcext:value-type="date">
            <text:p>4/1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5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61" calcext:value-type="float">
            <text:p>1006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.2211666107178" calcext:value-type="float">
            <text:p>17.221166610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974355" calcext:value-type="float">
            <text:p>0.0376616286</text:p>
          </table:table-cell>
          <table:table-cell table:number-columns-repeated="1009"/>
        </table:table-row>
        <table:table-row table:style-name="ro1">
          <table:table-cell table:style-name="ce1" office:value-type="float" office:value="6317" calcext:value-type="float">
            <text:p>6317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5601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70" calcext:value-type="float">
            <text:p>8770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</text:p>
          </table:table-cell>
          <table:table-cell table:style-name="ce6" office:value-type="date" office:date-value="2017-04-29" calcext:value-type="date">
            <text:p>4/29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62" calcext:value-type="float">
            <text:p>1006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.11698341369629" calcext:value-type="float">
            <text:p>4.116983413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7192768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07.6104107666" calcext:value-type="float">
            <text:p>3907.610410766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RIFA ASAMBLE</text:p>
          </table:table-cell>
          <table:table-cell/>
          <table:table-cell table:style-name="ce1" office:value-type="string" calcext:value-type="string">
            <text:p>50-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301" calcext:value-type="float">
            <text:p>6301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8774" calcext:value-type="float">
            <text:p>877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3" calcext:value-type="float">
            <text:p>200.3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9" calcext:value-type="float">
            <text:p>9939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9.591644287109" calcext:value-type="float">
            <text:p>189.591644287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42598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957.68156433105" calcext:value-type="float">
            <text:p>1957.681564331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34-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28" calcext:value-type="float">
            <text:p>9028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2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91" calcext:value-type="float">
            <text:p>999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.9910793304443" calcext:value-type="float">
            <text:p>31.991079330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452569" calcext:value-type="float">
            <text:p>0.037661627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836.42014694214" calcext:value-type="float">
            <text:p>1836.420146942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94" calcext:value-type="float">
            <text:p>999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9.1625747680664" calcext:value-type="float">
            <text:p>69.162574768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2754305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275.69577087402" calcext:value-type="float">
            <text:p>3275.69577087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36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0" calcext:value-type="float">
            <text:p>994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.6965389251709" calcext:value-type="float">
            <text:p>21.696538925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9623316" calcext:value-type="float">
            <text:p>0.03766162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6748.5272265625" calcext:value-type="float">
            <text:p>66748.5272265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37" calcext:value-type="float">
            <text:p>100.3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00.37" calcext:value-type="float">
            <text:p>4900.3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00.37" calcext:value-type="float">
            <text:p>4900.3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42" calcext:value-type="float">
            <text:p>6342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00.37" calcext:value-type="float">
            <text:p>800.3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9" calcext:value-type="float">
            <text:p>8789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37" calcext:value-type="float">
            <text:p>100.3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1" calcext:value-type="float">
            <text:p>994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829.69873046875" calcext:value-type="float">
            <text:p>2829.698730468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0474084" calcext:value-type="float">
            <text:p>0.0376616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9634.2232617188" calcext:value-type="float">
            <text:p>29634.223261718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8" calcext:value-type="float">
            <text:p>2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8" calcext:value-type="float">
            <text:p>2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8" calcext:value-type="float">
            <text:p>2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7" calcext:value-type="float">
            <text:p>3837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8" calcext:value-type="float">
            <text:p>2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3" calcext:value-type="float">
            <text:p>6273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38" calcext:value-type="float">
            <text:p>1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46" calcext:value-type="float">
            <text:p>8746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38" calcext:value-type="float">
            <text:p>200.3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6.30529785156" calcext:value-type="float">
            <text:p>1146.305297851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338537" calcext:value-type="float">
            <text:p>0.0376616303</text:p>
          </table:table-cell>
          <table:table-cell table:number-columns-repeated="1009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24" calcext:value-type="float">
            <text:p>382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6" office:value-type="date" office:date-value="2017-02-07" calcext:value-type="date">
            <text:p>2/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59" calcext:value-type="float">
            <text:p>6259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2" calcext:value-type="float">
            <text:p>8752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6" office:value-type="date" office:date-value="2017-04-06" calcext:value-type="date">
            <text:p>4/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65" calcext:value-type="float">
            <text:p>1006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.9008178710938" calcext:value-type="float">
            <text:p>51.900817871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2822052" calcext:value-type="float">
            <text:p>0.037661627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610.23350528717" calcext:value-type="float">
            <text:p>2610.233505287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55" calcext:value-type="float">
            <text:p>85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40-2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8" calcext:value-type="float">
            <text:p>990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6.529800415039" calcext:value-type="float">
            <text:p>186.529800415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896" calcext:value-type="float">
            <text:p>989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.8461074829102" calcext:value-type="float">
            <text:p>46.8461074829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9" calcext:value-type="float">
            <text:p>990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2.540802001953" calcext:value-type="float">
            <text:p>172.540802002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897" calcext:value-type="float">
            <text:p>989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.6199569702148" calcext:value-type="float">
            <text:p>31.6199569702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0" calcext:value-type="float">
            <text:p>991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7.992233276367" calcext:value-type="float">
            <text:p>157.9922332764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898" calcext:value-type="float">
            <text:p>989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.8225536346436" calcext:value-type="float">
            <text:p>15.8225536346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3857" calcext:value-type="float">
            <text:p>3857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1" calcext:value-type="float">
            <text:p>991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2.861709594727" calcext:value-type="float">
            <text:p>142.8617095947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6282" calcext:value-type="float">
            <text:p>6282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2" calcext:value-type="float">
            <text:p>991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7.125984191895" calcext:value-type="float">
            <text:p>127.1259841919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13" calcext:value-type="float">
            <text:p>991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0.711029052734" calcext:value-type="float">
            <text:p>110.7110290527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5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92" calcext:value-type="float">
            <text:p>999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3.2590484619141" calcext:value-type="float">
            <text:p>83.259048461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7501806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0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0.5670178222656" calcext:value-type="float">
            <text:p>60.567017822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96" calcext:value-type="float">
            <text:p>999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.2810525894165" calcext:value-type="float">
            <text:p>2.281052589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705737" calcext:value-type="float">
            <text:p>0.037661629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4195.1439208984" calcext:value-type="float">
            <text:p>24195.143920898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4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359" calcext:value-type="float">
            <text:p>6359</text:p>
          </table:table-cell>
          <table:table-cell table:style-name="ce1" office:value-type="float" office:value="1236" calcext:value-type="float">
            <text:p>123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9021" calcext:value-type="float">
            <text:p>9021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4" calcext:value-type="float">
            <text:p>994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43.318298339844" calcext:value-type="float">
            <text:p>943.318298339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7137587" calcext:value-type="float">
            <text:p>0.037661628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1.851647949219" calcext:value-type="float">
            <text:p>111.85164794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73" calcext:value-type="float">
            <text:p>997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.21251535415649" calcext:value-type="float">
            <text:p>4.212515354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769362" calcext:value-type="float">
            <text:p>0.037661629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63.350268554688" calcext:value-type="float">
            <text:p>863.350268554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45" calcext:value-type="float">
            <text:p>994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2.5151786804199" calcext:value-type="float">
            <text:p>32.515178680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3541004" calcext:value-type="float">
            <text:p>0.037661630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5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89.04121398926" calcext:value-type="float">
            <text:p>1489.041213989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73.21" calcext:value-type="float">
            <text:p>1073.21</text:p>
          </table:table-cell>
          <table:table-cell/>
          <table:table-cell table:style-name="ce1" office:value-type="string" calcext:value-type="string">
            <text:p>INCENTIVO SECRE ACTAS</text:p>
          </table:table-cell>
          <table:table-cell/>
          <table:table-cell table:style-name="ce1" office:value-type="string" calcext:value-type="string">
            <text:p>50-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45.32" calcext:value-type="float">
            <text:p>445.32</text:p>
          </table:table-cell>
          <table:table-cell/>
          <table:table-cell table:style-name="ce1" office:value-type="string" calcext:value-type="string">
            <text:p>INCENTIVO CTA JBS</text:p>
          </table:table-cell>
          <table:table-cell/>
          <table:table-cell table:style-name="ce1" office:value-type="string" calcext:value-type="string">
            <text:p>50-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8" calcext:value-type="float">
            <text:p>993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8.569458007813" calcext:value-type="float">
            <text:p>108.569458007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618573" calcext:value-type="float">
            <text:p>0.037661629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7710.0062255859" calcext:value-type="float">
            <text:p>17710.006225585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7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PORTACION RIFA ASAMBLE</text:p>
          </table:table-cell>
          <table:table-cell/>
          <table:table-cell table:style-name="ce1" office:value-type="string" calcext:value-type="string">
            <text:p>50-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7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0.47" calcext:value-type="float">
            <text:p>2500.4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4" calcext:value-type="float">
            <text:p>997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46.47314453125" calcext:value-type="float">
            <text:p>746.473144531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226043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4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9613" calcext:value-type="float">
            <text:p>2961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8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0669.6120855713" calcext:value-type="float">
            <text:p>80669.612085571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899" calcext:value-type="float">
            <text:p>989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7.0573043823242" calcext:value-type="float">
            <text:p>87.0573043823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0" calcext:value-type="float">
            <text:p>99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.6723937988281" calcext:value-type="float">
            <text:p>70.6723937988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01" calcext:value-type="float">
            <text:p>990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3.6320915222168" calcext:value-type="float">
            <text:p>53.6320915222</text:p>
          </table:table-cell>
          <table:table-cell/>
          <table:table-cell table:style-name="ce1" office:value-type="string" calcext:value-type="string">
            <text:p>ABONO POR COMISION</text:p>
          </table:table-cell>
          <table:table-cell/>
          <table:table-cell table:style-name="ce1" office:value-type="string" calcext:value-type="string">
            <text:p>2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3884" calcext:value-type="float">
            <text:p>3884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.49" calcext:value-type="float">
            <text:p>1000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64" calcext:value-type="float">
            <text:p>6364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3-06" calcext:value-type="date">
            <text:p>3/6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49-8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1254" calcext:value-type="float">
            <text:p>125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3-14" calcext:value-type="date">
            <text:p>3/14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0.49" calcext:value-type="float">
            <text:p>5000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806" calcext:value-type="float">
            <text:p>8806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4-06" calcext:value-type="date">
            <text:p>4/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49" calcext:value-type="float">
            <text:p>500.4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6" calcext:value-type="float">
            <text:p>994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94.83837890625" calcext:value-type="float">
            <text:p>3194.83837890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523791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3" calcext:value-type="float">
            <text:p>123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0631.279586792" calcext:value-type="float">
            <text:p>110631.2795867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39" calcext:value-type="float">
            <text:p>43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REMIO SOCIO 47</text:p>
          </table:table-cell>
          <table:table-cell/>
          <table:table-cell table:style-name="ce1" office:value-type="string" calcext:value-type="string">
            <text:p>50-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REMIO SOCIO 33</text:p>
          </table:table-cell>
          <table:table-cell/>
          <table:table-cell table:style-name="ce1" office:value-type="string" calcext:value-type="string">
            <text:p>50-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3" calcext:value-type="date">
            <text:p>11/1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REMIO SOCIO 254</text:p>
          </table:table-cell>
          <table:table-cell/>
          <table:table-cell table:style-name="ce1" office:value-type="string" calcext:value-type="string">
            <text:p>50-2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4" calcext:value-type="date">
            <text:p>11/14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EMIO SOCIO 04</text:p>
          </table:table-cell>
          <table:table-cell table:style-name="ce1" office:value-type="string" calcext:value-type="string">
            <text:p>GN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657" calcext:value-type="float">
            <text:p>3657</text:p>
          </table:table-cell>
          <table:table-cell table:style-name="ce1" office:value-type="float" office:value="935" calcext:value-type="float">
            <text:p>935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4" calcext:value-type="date">
            <text:p>11/14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EMIO SOCIO 254</text:p>
          </table:table-cell>
          <table:table-cell table:style-name="ce1" office:value-type="string" calcext:value-type="string">
            <text:p>GN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658" calcext:value-type="float">
            <text:p>3658</text:p>
          </table:table-cell>
          <table:table-cell table:style-name="ce1" office:value-type="float" office:value="936" calcext:value-type="float">
            <text:p>936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14" calcext:value-type="date">
            <text:p>11/14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PREMIO SOCIO 84</text:p>
          </table:table-cell>
          <table:table-cell table:style-name="ce1" office:value-type="string" calcext:value-type="string">
            <text:p>GN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99" calcext:value-type="float">
            <text:p>49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46.41" calcext:value-type="float">
            <text:p>2146.41</text:p>
          </table:table-cell>
          <table:table-cell/>
          <table:table-cell table:style-name="ce1" office:value-type="string" calcext:value-type="string">
            <text:p>INCENTIVO PRESIDENTE</text:p>
          </table:table-cell>
          <table:table-cell/>
          <table:table-cell table:style-name="ce1" office:value-type="string" calcext:value-type="string">
            <text:p>50-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46.41" calcext:value-type="float">
            <text:p>2146.41</text:p>
          </table:table-cell>
          <table:table-cell/>
          <table:table-cell table:style-name="ce1" office:value-type="string" calcext:value-type="string">
            <text:p>INCENTIVO TESORERO</text:p>
          </table:table-cell>
          <table:table-cell/>
          <table:table-cell table:style-name="ce1" office:value-type="string" calcext:value-type="string">
            <text:p>50-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05" calcext:value-type="float">
            <text:p>505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73.21" calcext:value-type="float">
            <text:p>1073.21</text:p>
          </table:table-cell>
          <table:table-cell/>
          <table:table-cell table:style-name="ce1" office:value-type="string" calcext:value-type="string">
            <text:p>INCENTIVO CONTRALOR</text:p>
          </table:table-cell>
          <table:table-cell/>
          <table:table-cell table:style-name="ce1" office:value-type="string" calcext:value-type="string">
            <text:p>50-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73.21" calcext:value-type="float">
            <text:p>1073.21</text:p>
          </table:table-cell>
          <table:table-cell/>
          <table:table-cell table:style-name="ce1" office:value-type="string" calcext:value-type="string">
            <text:p>INCENTIVO SECRE ACTAS</text:p>
          </table:table-cell>
          <table:table-cell/>
          <table:table-cell table:style-name="ce1" office:value-type="string" calcext:value-type="string">
            <text:p>50-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08" calcext:value-type="float">
            <text:p>508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5.32" calcext:value-type="float">
            <text:p>445.32</text:p>
          </table:table-cell>
          <table:table-cell/>
          <table:table-cell table:style-name="ce1" office:value-type="string" calcext:value-type="string">
            <text:p>INCENTIVO CTA JBS</text:p>
          </table:table-cell>
          <table:table-cell/>
          <table:table-cell table:style-name="ce1" office:value-type="string" calcext:value-type="string">
            <text:p>50-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11" calcext:value-type="float">
            <text:p>511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65.64" calcext:value-type="float">
            <text:p>965.64</text:p>
          </table:table-cell>
          <table:table-cell/>
          <table:table-cell table:style-name="ce1" office:value-type="string" calcext:value-type="string">
            <text:p>INCENTIVO CTA MLB</text:p>
          </table:table-cell>
          <table:table-cell/>
          <table:table-cell table:style-name="ce1" office:value-type="string" calcext:value-type="string">
            <text:p>50-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71.73" calcext:value-type="float">
            <text:p>271.73</text:p>
          </table:table-cell>
          <table:table-cell/>
          <table:table-cell table:style-name="ce1" office:value-type="string" calcext:value-type="string">
            <text:p>INCENTIVO CTA ARL</text:p>
          </table:table-cell>
          <table:table-cell/>
          <table:table-cell table:style-name="ce1" office:value-type="string" calcext:value-type="string">
            <text:p>50-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03" calcext:value-type="date">
            <text:p>12/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INCENTIVO SECRE REL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99" calcext:value-type="float">
            <text:p>59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07" calcext:value-type="date">
            <text:p>12/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8.91" calcext:value-type="float">
            <text:p>218.91</text:p>
          </table:table-cell>
          <table:table-cell/>
          <table:table-cell table:style-name="ce1" office:value-type="string" calcext:value-type="string">
            <text:p>INCENTIVO CTA GMF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07" calcext:value-type="date">
            <text:p>12/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32.69" calcext:value-type="float">
            <text:p>4032.69</text:p>
          </table:table-cell>
          <table:table-cell/>
          <table:table-cell table:style-name="ce1" office:value-type="string" calcext:value-type="string">
            <text:p>INCENTIVO VITALICI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73.21" calcext:value-type="float">
            <text:p>1073.21</text:p>
          </table:table-cell>
          <table:table-cell/>
          <table:table-cell table:style-name="ce1" office:value-type="string" calcext:value-type="string">
            <text:p>INCENTIVO CONTRALOR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656" calcext:value-type="float">
            <text:p>3656</text:p>
          </table:table-cell>
          <table:table-cell table:style-name="ce1" office:value-type="float" office:value="934" calcext:value-type="float">
            <text:p>934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APOYO FUNERIARIO SOC 40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518.53" calcext:value-type="float">
            <text:p>1518.53</text:p>
          </table:table-cell>
          <table:table-cell/>
          <table:table-cell table:style-name="ce1" office:value-type="string" calcext:value-type="string">
            <text:p>INCENTIVO SEC ACTA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678" calcext:value-type="float">
            <text:p>678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146.41" calcext:value-type="float">
            <text:p>2146.41</text:p>
          </table:table-cell>
          <table:table-cell/>
          <table:table-cell table:style-name="ce1" office:value-type="string" calcext:value-type="string">
            <text:p>INCENTIVO SEC. <text:s/>REL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679" calcext:value-type="float">
            <text:p>67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05.64" calcext:value-type="float">
            <text:p>905.64</text:p>
          </table:table-cell>
          <table:table-cell/>
          <table:table-cell table:style-name="ce1" office:value-type="string" calcext:value-type="string">
            <text:p>INCENTIVO CTA VCL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167" calcext:value-type="float">
            <text:p>2167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790.34" calcext:value-type="float">
            <text:p>2790.34</text:p>
          </table:table-cell>
          <table:table-cell/>
          <table:table-cell table:style-name="ce1" office:value-type="string" calcext:value-type="string">
            <text:p>INCENTIVO Puesto</text:p>
          </table:table-cell>
          <table:table-cell table:style-name="ce1"/>
          <table:table-cell table:style-name="ce1" office:value-type="string" calcext:value-type="string">
            <text:p>50-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table:style-name="ce1" office:value-type="float" office:value="927" calcext:value-type="float">
            <text:p>927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90.64" calcext:value-type="float">
            <text:p>890.64</text:p>
          </table:table-cell>
          <table:table-cell/>
          <table:table-cell table:style-name="ce1" office:value-type="string" calcext:value-type="string">
            <text:p>INCENTIVO Puesto</text:p>
          </table:table-cell>
          <table:table-cell/>
          <table:table-cell table:style-name="ce1" office:value-type="string" calcext:value-type="string">
            <text:p>50-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58" calcext:value-type="float">
            <text:p>6258</text:p>
          </table:table-cell>
          <table:table-cell table:style-name="ce1" office:value-type="float" office:value="1096" calcext:value-type="float">
            <text:p>1096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3-03" calcext:value-type="date">
            <text:p>3/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APOYO FUNERARIO SOCIO 1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14" calcext:value-type="float">
            <text:p>6314</text:p>
          </table:table-cell>
          <table:table-cell table:style-name="ce1" office:value-type="float" office:value="1175" calcext:value-type="float">
            <text:p>1175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PAGO ESQUELAS DLB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15" calcext:value-type="float">
            <text:p>6315</text:p>
          </table:table-cell>
          <table:table-cell table:style-name="ce1" office:value-type="float" office:value="1176" calcext:value-type="float">
            <text:p>1176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 office:value-type="string" calcext:value-type="string">
            <text:p>PAGO FLORES DLB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7" calcext:value-type="float">
            <text:p>9037</text:p>
          </table:table-cell>
          <table:table-cell table:style-name="ce1" office:value-type="float" office:value="1472" calcext:value-type="float">
            <text:p>1472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PREMIO AHO SOCIO 256</text:p>
          </table:table-cell>
          <table:table-cell/>
          <table:table-cell table:style-name="ce1" office:value-type="string" calcext:value-type="string">
            <text:p>50-2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3" calcext:value-type="float">
            <text:p>9033</text:p>
          </table:table-cell>
          <table:table-cell table:style-name="ce1" office:value-type="float" office:value="1468" calcext:value-type="float">
            <text:p>1468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REMIO EFEC SOCIO 256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4" calcext:value-type="float">
            <text:p>9034</text:p>
          </table:table-cell>
          <table:table-cell table:style-name="ce1" office:value-type="float" office:value="1469" calcext:value-type="float">
            <text:p>1469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PREMIO EFEC SOCIO 510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9" calcext:value-type="float">
            <text:p>9039</text:p>
          </table:table-cell>
          <table:table-cell table:style-name="ce1" office:value-type="float" office:value="1474" calcext:value-type="float">
            <text:p>1474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REMIO AHO SOCIO 261</text:p>
          </table:table-cell>
          <table:table-cell/>
          <table:table-cell table:style-name="ce1" office:value-type="string" calcext:value-type="string">
            <text:p>50-2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5" calcext:value-type="float">
            <text:p>9035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EMIO EFEC SOCIO 268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036" calcext:value-type="float">
            <text:p>9036</text:p>
          </table:table-cell>
          <table:table-cell table:style-name="ce1" office:value-type="float" office:value="1471" calcext:value-type="float">
            <text:p>1471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REMIO EFEC SOCIO 54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33" calcext:value-type="float">
            <text:p>9933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733.60009765625" calcext:value-type="float">
            <text:p>2733.60009765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948847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0771.8776757812" calcext:value-type="float">
            <text:p>30771.877675781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9" calcext:value-type="float">
            <text:p>6299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72" calcext:value-type="float">
            <text:p>8772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51" calcext:value-type="float">
            <text:p>300.5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8" calcext:value-type="float">
            <text:p>994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1.66259765625" calcext:value-type="float">
            <text:p>1211.662597656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7603359" calcext:value-type="float">
            <text:p>0.037661628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1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969.35050537109" calcext:value-type="float">
            <text:p>3969.350505371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52" calcext:value-type="float">
            <text:p>500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.52" calcext:value-type="float">
            <text:p>400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0.52" calcext:value-type="float">
            <text:p>500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52-8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568" calcext:value-type="float">
            <text:p>8568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411.52" calcext:value-type="float">
            <text:p>1411.5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2-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3" calcext:value-type="float">
            <text:p>633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2" calcext:value-type="float">
            <text:p>200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569" calcext:value-type="float">
            <text:p>8569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411.52" calcext:value-type="float">
            <text:p>1411.5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2-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81" calcext:value-type="float">
            <text:p>8781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.52" calcext:value-type="float">
            <text:p>400.5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7" calcext:value-type="float">
            <text:p>994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30.382400512695" calcext:value-type="float">
            <text:p>130.382400512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6149082" calcext:value-type="float">
            <text:p>0.037661629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75.282258300781" calcext:value-type="float">
            <text:p>875.282258300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53" calcext:value-type="float">
            <text:p>100.5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53" calcext:value-type="float">
            <text:p>100.5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7-01-06" calcext:value-type="date">
            <text:p>1/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53-8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50.53" calcext:value-type="float">
            <text:p>650.5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4" calcext:value-type="float">
            <text:p>6334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.53" calcext:value-type="float">
            <text:p>150.5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82" calcext:value-type="float">
            <text:p>8782</text:p>
          </table:table-cell>
          <table:table-cell table:style-name="ce1" office:value-type="float" office:value="1360" calcext:value-type="float">
            <text:p>136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.53" calcext:value-type="float">
            <text:p>150.5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49" calcext:value-type="float">
            <text:p>994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.9459562301636" calcext:value-type="float">
            <text:p>11.945956230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947948" calcext:value-type="float">
            <text:p>0.037661628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0640.8765208816" calcext:value-type="float">
            <text:p>20640.876520881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4" calcext:value-type="float">
            <text:p>2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4" calcext:value-type="float">
            <text:p>2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4" calcext:value-type="float">
            <text:p>2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4" calcext:value-type="float">
            <text:p>2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2" calcext:value-type="float">
            <text:p>6272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54" calcext:value-type="float">
            <text:p>1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45" calcext:value-type="float">
            <text:p>8745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4" calcext:value-type="float">
            <text:p>200.5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1" calcext:value-type="float">
            <text:p>100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07.627075195313" calcext:value-type="float">
            <text:p>807.627075195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3961634" calcext:value-type="float">
            <text:p>0.037661628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46" calcext:value-type="float">
            <text:p>1004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.61263389587402" calcext:value-type="float">
            <text:p>3.6126338959</text:p>
          </table:table-cell>
          <table:table-cell/>
          <table:table-cell table:style-name="ce1" office:value-type="string" calcext:value-type="string">
            <text:p>COMISION POR INVERSION</text:p>
          </table:table-cell>
          <table:table-cell/>
          <table:table-cell table:style-name="ce1" office:value-type="string" calcext:value-type="string">
            <text:p>241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441.55502319336" calcext:value-type="float">
            <text:p>5441.555023193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2" calcext:value-type="float">
            <text:p>3862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85" calcext:value-type="float">
            <text:p>3885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12" calcext:value-type="float">
            <text:p>6312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3-08" calcext:value-type="date">
            <text:p>3/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19" calcext:value-type="float">
            <text:p>6319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53" calcext:value-type="float">
            <text:p>63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4" calcext:value-type="float">
            <text:p>8764</text:p>
          </table:table-cell>
          <table:table-cell table:style-name="ce1" office:value-type="float" office:value="1325" calcext:value-type="float">
            <text:p>13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4-20" calcext:value-type="date">
            <text:p>4/2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7" calcext:value-type="float">
            <text:p>8767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4-20" calcext:value-type="date">
            <text:p>4/2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15" calcext:value-type="float">
            <text:p>9015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APORTACION P/TRANSFER</text:p>
          </table:table-cell>
          <table:table-cell/>
          <table:table-cell table:style-name="ce1" office:value-type="string" calcext:value-type="string">
            <text:p>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3" calcext:value-type="float">
            <text:p>995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.616409301758" calcext:value-type="float">
            <text:p>220.616409301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1620127" calcext:value-type="float">
            <text:p>0.037661628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21.059324569702" calcext:value-type="float">
            <text:p>221.059324569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71" calcext:value-type="float">
            <text:p>997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.32545375823975" calcext:value-type="float">
            <text:p>8.325453758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6897832" calcext:value-type="float">
            <text:p>0.037661626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5820.6973876953" calcext:value-type="float">
            <text:p>15820.697387695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83" calcext:value-type="float">
            <text:p>6283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62" calcext:value-type="float">
            <text:p>6362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5" calcext:value-type="float">
            <text:p>997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93.214416503906" calcext:value-type="float">
            <text:p>293.214416503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751077" calcext:value-type="float">
            <text:p>0.037661629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7903.5151367188" calcext:value-type="float">
            <text:p>17903.515136718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9" calcext:value-type="float">
            <text:p>200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9" calcext:value-type="float">
            <text:p>200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59" calcext:value-type="float">
            <text:p>200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36" calcext:value-type="float">
            <text:p>633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.59" calcext:value-type="float">
            <text:p>250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4" calcext:value-type="float">
            <text:p>8784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.59" calcext:value-type="float">
            <text:p>250.5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95" calcext:value-type="float">
            <text:p>999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3.556274414063" calcext:value-type="float">
            <text:p>703.55627441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8066079" calcext:value-type="float">
            <text:p>0.037661629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891.18062744141" calcext:value-type="float">
            <text:p>6891.180627441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" calcext:value-type="float">
            <text:p>60.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6" office:value-type="date" office:date-value="2017-02-10" calcext:value-type="date">
            <text:p>2/10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" calcext:value-type="float">
            <text:p>60.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24" calcext:value-type="float">
            <text:p>6324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" calcext:value-type="float">
            <text:p>60.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98" calcext:value-type="float">
            <text:p>999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64.497863769531" calcext:value-type="float">
            <text:p>264.497863769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255615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6-11-01" calcext:value-type="date">
            <text:p>11/1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float" office:value="67152.0040136719" calcext:value-type="float">
            <text:p>67152.0040136719</text:p>
          </table:table-cell>
          <table:table-cell table:style-name="ce10"/>
          <table:table-cell table:style-name="ce2" office:value-type="string" calcext:value-type="string">
            <text:p>SALDO ANTERIOR</text:p>
          </table:table-cell>
          <table:table-cell table:style-name="ce10" table:number-columns-repeated="1012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6-11-14" calcext:value-type="date">
            <text:p>11/14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500" calcext:value-type="float">
            <text:p>6500</text:p>
          </table:table-cell>
          <table:table-cell table:style-name="ce10"/>
          <table:table-cell table:style-name="ce2" office:value-type="string" calcext:value-type="string">
            <text:p>DEPOSITO EN EFECTIVO</text:p>
          </table:table-cell>
          <table:table-cell table:style-name="ce2" office:value-type="string" calcext:value-type="string">
            <text:p>GNL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6-11-28" calcext:value-type="date">
            <text:p>11/28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500" calcext:value-type="float">
            <text:p>6500</text:p>
          </table:table-cell>
          <table:table-cell table:style-name="ce10"/>
          <table:table-cell table:style-name="ce2" office:value-type="string" calcext:value-type="string">
            <text:p>DEPOSITO EN EFECTIVO</text:p>
          </table:table-cell>
          <table:table-cell table:style-name="ce2" office:value-type="string" calcext:value-type="string">
            <text:p>GNL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6-11-30" calcext:value-type="date">
            <text:p>11/30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146.41" calcext:value-type="float">
            <text:p>2146.41</text:p>
          </table:table-cell>
          <table:table-cell table:style-name="ce10"/>
          <table:table-cell table:style-name="ce2" office:value-type="string" calcext:value-type="string">
            <text:p>INCENTIVO TESORERO</text:p>
          </table:table-cell>
          <table:table-cell table:style-name="ce10"/>
          <table:table-cell table:style-name="ce2" office:value-type="string" calcext:value-type="string">
            <text:p>50-61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6-11-30" calcext:value-type="date">
            <text:p>11/30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0"/>
          <table:table-cell table:style-name="ce2" office:value-type="string" calcext:value-type="string">
            <text:p>RETIRO PARA TRANSFERENC</text:p>
          </table:table-cell>
          <table:table-cell table:style-name="ce10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1</text:p>
          </table:table-cell>
          <table:table-cell table:style-name="ce8" office:value-type="date" office:date-value="2016-12-09" calcext:value-type="date">
            <text:p>12/9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000" calcext:value-type="float">
            <text:p>5000</text:p>
          </table:table-cell>
          <table:table-cell table:style-name="ce11"/>
          <table:table-cell table:style-name="ce3" office:value-type="string" calcext:value-type="string">
            <text:p>DEPOSITO EN EFECTIVO</text:p>
          </table:table-cell>
          <table:table-cell table:style-name="ce3" office:value-type="string" calcext:value-type="string">
            <text:p>GNL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1</text:p>
          </table:table-cell>
          <table:table-cell table:style-name="ce8" office:value-type="date" office:date-value="2016-12-13" calcext:value-type="date">
            <text:p>12/13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7000" calcext:value-type="float">
            <text:p>7000</text:p>
          </table:table-cell>
          <table:table-cell table:style-name="ce11"/>
          <table:table-cell table:style-name="ce3" office:value-type="string" calcext:value-type="string">
            <text:p>DEPOSITO EN EFECTIVO</text:p>
          </table:table-cell>
          <table:table-cell table:style-name="ce3" office:value-type="string" calcext:value-type="string">
            <text:p>GNL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1</text:p>
          </table:table-cell>
          <table:table-cell table:style-name="ce8" office:value-type="date" office:date-value="2016-12-28" calcext:value-type="date">
            <text:p>12/28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000" calcext:value-type="float">
            <text:p>5000</text:p>
          </table:table-cell>
          <table:table-cell table:style-name="ce11"/>
          <table:table-cell table:style-name="ce3" office:value-type="string" calcext:value-type="string">
            <text:p>DEPOSITO EN EFECTIVO</text:p>
          </table:table-cell>
          <table:table-cell table:style-name="ce3" office:value-type="string" calcext:value-type="string">
            <text:p>GNL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1</text:p>
          </table:table-cell>
          <table:table-cell table:style-name="ce8" office:value-type="date" office:date-value="2016-12-31" calcext:value-type="date">
            <text:p>12/31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2831.61" calcext:value-type="float">
            <text:p>2831.61</text:p>
          </table:table-cell>
          <table:table-cell table:style-name="ce11"/>
          <table:table-cell table:style-name="ce3" office:value-type="string" calcext:value-type="string">
            <text:p>RETIRO PARA TRANSFERENC</text:p>
          </table:table-cell>
          <table:table-cell table:style-name="ce11"/>
          <table:table-cell table:style-name="ce3" office:value-type="string" calcext:value-type="string">
            <text:p>61-61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number-columns-repeated="1009"/>
        </table:table-row>
        <table:table-row table:style-name="ro1">
          <table:table-cell table:style-name="ce4" office:value-type="float" office:value="1441" calcext:value-type="float">
            <text:p>144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61</text:p>
          </table:table-cell>
          <table:table-cell table:style-name="ce9" office:value-type="date" office:date-value="2017-01-16" calcext:value-type="date">
            <text:p>1/16/20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3000" calcext:value-type="float">
            <text:p>3000</text:p>
          </table:table-cell>
          <table:table-cell table:style-name="ce12"/>
          <table:table-cell table:style-name="ce4" office:value-type="string" calcext:value-type="string">
            <text:p>DEPOSITO POR INTERNET</text:p>
          </table:table-cell>
          <table:table-cell table:style-name="ce4" office:value-type="string" calcext:value-type="string">
            <text:p>GNL</text:p>
          </table:table-cell>
          <table:table-cell table:style-name="ce12"/>
          <table:table-cell table:style-name="ce4" office:value-type="float" office:value="1" calcext:value-type="float">
            <text:p>1</text:p>
          </table:table-cell>
          <table:table-cell table:style-name="ce12" table:number-columns-repeated="1009"/>
        </table:table-row>
        <table:table-row table:style-name="ro1">
          <table:table-cell table:style-name="ce4" office:value-type="float" office:value="1452" calcext:value-type="float">
            <text:p>1452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61</text:p>
          </table:table-cell>
          <table:table-cell table:style-name="ce9" office:value-type="date" office:date-value="2017-01-27" calcext:value-type="date">
            <text:p>1/27/20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3000" calcext:value-type="float">
            <text:p>3000</text:p>
          </table:table-cell>
          <table:table-cell table:style-name="ce12"/>
          <table:table-cell table:style-name="ce4" office:value-type="string" calcext:value-type="string">
            <text:p>DEPOSITO POR INTERNET</text:p>
          </table:table-cell>
          <table:table-cell table:style-name="ce4" office:value-type="string" calcext:value-type="string">
            <text:p>GNL</text:p>
          </table:table-cell>
          <table:table-cell table:style-name="ce12"/>
          <table:table-cell table:style-name="ce4" office:value-type="float" office:value="1" calcext:value-type="float">
            <text:p>1</text:p>
          </table:table-cell>
          <table:table-cell table:style-name="ce12" table:number-columns-repeated="1009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61</text:p>
          </table:table-cell>
          <table:table-cell table:style-name="ce9" office:value-type="date" office:date-value="2017-01-31" calcext:value-type="date">
            <text:p>1/31/20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831.61" calcext:value-type="float">
            <text:p>2831.61</text:p>
          </table:table-cell>
          <table:table-cell table:style-name="ce12"/>
          <table:table-cell table:style-name="ce4" office:value-type="string" calcext:value-type="string">
            <text:p>RETIRO PARA TRANSFERENC</text:p>
          </table:table-cell>
          <table:table-cell table:style-name="ce12"/>
          <table:table-cell table:style-name="ce4" office:value-type="string" calcext:value-type="string">
            <text:p>87-87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009"/>
        </table:table-row>
        <table:table-row table:style-name="ro1">
          <table:table-cell table:style-name="ce2" office:value-type="float" office:value="3869" calcext:value-type="float">
            <text:p>3869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2-14" calcext:value-type="date">
            <text:p>2/14/20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3875" calcext:value-type="float">
            <text:p>3875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2-27" calcext:value-type="date">
            <text:p>2/27/20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2-28" calcext:value-type="date">
            <text:p>2/28/20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0"/>
          <table:table-cell table:style-name="ce2" office:value-type="string" calcext:value-type="string">
            <text:p>RETIRO PARA TRANSFERENC</text:p>
          </table:table-cell>
          <table:table-cell table:style-name="ce10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6326" calcext:value-type="float">
            <text:p>6326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3-15" calcext:value-type="date">
            <text:p>3/15/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500" calcext:value-type="float">
            <text:p>75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6327" calcext:value-type="float">
            <text:p>6327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3-30" calcext:value-type="date">
            <text:p>3/30/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500" calcext:value-type="float">
            <text:p>75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7214" calcext:value-type="float">
            <text:p>7214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3-31" calcext:value-type="date">
            <text:p>3/31/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0"/>
          <table:table-cell table:style-name="ce2" office:value-type="string" calcext:value-type="string">
            <text:p>RETIRO PARA TRANSFERENC</text:p>
          </table:table-cell>
          <table:table-cell table:style-name="ce10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8798" calcext:value-type="float">
            <text:p>8798</text:p>
          </table:table-cell>
          <table:table-cell table:style-name="ce2" office:value-type="float" office:value="1379" calcext:value-type="float">
            <text:p>1379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4-12" calcext:value-type="date">
            <text:p>4/12/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8000" calcext:value-type="float">
            <text:p>80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8803" calcext:value-type="float">
            <text:p>8803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4-28" calcext:value-type="date">
            <text:p>4/28/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8000" calcext:value-type="float">
            <text:p>8000</text:p>
          </table:table-cell>
          <table:table-cell table:style-name="ce10"/>
          <table:table-cell table:style-name="ce2" office:value-type="string" calcext:value-type="string">
            <text:p>DEPOSITO POR INTERNET</text:p>
          </table:table-cell>
          <table:table-cell table:style-name="ce2" office:value-type="string" calcext:value-type="string">
            <text:p>GN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number-columns-repeated="2" table:style-name="ce2" office:value-type="float" office:value="9976" calcext:value-type="float">
            <text:p>9976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4-30" calcext:value-type="date">
            <text:p>4/3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373.7919921875" calcext:value-type="float">
            <text:p>4373.7919921875</text:p>
          </table:table-cell>
          <table:table-cell table:style-name="ce10"/>
          <table:table-cell table:style-name="ce2" office:value-type="string" calcext:value-type="string">
            <text:p>INTERESES DEVENGADOS</text:p>
          </table:table-cell>
          <table:table-cell table:style-name="ce10" table:number-columns-repeated="2"/>
          <table:table-cell table:style-name="ce2" office:value-type="float" office:value="0.0376616286034596" calcext:value-type="float">
            <text:p>0.0376616286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9553" calcext:value-type="float">
            <text:p>9553</text:p>
          </table:table-cell>
          <table:table-cell table:style-name="ce2" office:value-type="float" office:value="1483" calcext:value-type="float">
            <text:p>1483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61</text:p>
          </table:table-cell>
          <table:table-cell table:style-name="ce7" office:value-type="date" office:date-value="2017-04-30" calcext:value-type="date">
            <text:p>4/30/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0"/>
          <table:table-cell table:style-name="ce2" office:value-type="string" calcext:value-type="string">
            <text:p>RETIRO PARA TRANSFERENC</text:p>
          </table:table-cell>
          <table:table-cell table:style-name="ce10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1009"/>
        </table:table-row>
        <table:table-row table:style-name="ro1">
          <table:table-cell table:number-columns-repeated="2"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805.11868774414" calcext:value-type="float">
            <text:p>3805.118687744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6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2" calcext:value-type="float">
            <text:p>60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8" calcext:value-type="float">
            <text:p>386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6" office:value-type="date" office:date-value="2017-02-10" calcext:value-type="date">
            <text:p>2/10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2" calcext:value-type="float">
            <text:p>60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5" calcext:value-type="float">
            <text:p>6325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.62" calcext:value-type="float">
            <text:p>60.6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6" calcext:value-type="float">
            <text:p>1002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8.273376464844" calcext:value-type="float">
            <text:p>148.273376464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2352312" calcext:value-type="float">
            <text:p>0.037661628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35.7787322998" calcext:value-type="float">
            <text:p>1135.778732299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46.41" calcext:value-type="float">
            <text:p>2146.41</text:p>
          </table:table-cell>
          <table:table-cell/>
          <table:table-cell table:style-name="ce1" office:value-type="string" calcext:value-type="string">
            <text:p>INCENTIVO PRESIDENTE</text:p>
          </table:table-cell>
          <table:table-cell/>
          <table:table-cell table:style-name="ce1" office:value-type="string" calcext:value-type="string">
            <text:p>50-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65.64" calcext:value-type="float">
            <text:p>965.64</text:p>
          </table:table-cell>
          <table:table-cell/>
          <table:table-cell table:style-name="ce1" office:value-type="string" calcext:value-type="string">
            <text:p>INCENTIVO CTA MLB</text:p>
          </table:table-cell>
          <table:table-cell/>
          <table:table-cell table:style-name="ce1" office:value-type="string" calcext:value-type="string">
            <text:p>50-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913.08" calcext:value-type="float">
            <text:p>2913.08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34.75" calcext:value-type="float">
            <text:p>1334.75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04" calcext:value-type="float">
            <text:p>6304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79" calcext:value-type="float">
            <text:p>8779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3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0" calcext:value-type="float">
            <text:p>995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.3269157409668" calcext:value-type="float">
            <text:p>14.3269157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0372913" calcext:value-type="float">
            <text:p>0.03766162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161.16937255859" calcext:value-type="float">
            <text:p>8161.169372558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71.73" calcext:value-type="float">
            <text:p>271.73</text:p>
          </table:table-cell>
          <table:table-cell/>
          <table:table-cell table:style-name="ce1" office:value-type="string" calcext:value-type="string">
            <text:p>INCENTIVO CTA ARL</text:p>
          </table:table-cell>
          <table:table-cell/>
          <table:table-cell table:style-name="ce1" office:value-type="string" calcext:value-type="string">
            <text:p>50-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31.56" calcext:value-type="float">
            <text:p>831.5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4-1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31.56" calcext:value-type="float">
            <text:p>831.5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4-1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3" calcext:value-type="float">
            <text:p>3863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5" calcext:value-type="float">
            <text:p>8765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4-20" calcext:value-type="date">
            <text:p>4/2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030" calcext:value-type="float">
            <text:p>9030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831.56" calcext:value-type="float">
            <text:p>2831.56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4-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2" calcext:value-type="float">
            <text:p>995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.703414916992" calcext:value-type="float">
            <text:p>220.70341491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3306954" calcext:value-type="float">
            <text:p>0.037661627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8520.3256298828" calcext:value-type="float">
            <text:p>18520.325629882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.68" calcext:value-type="float">
            <text:p>3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68" calcext:value-type="float">
            <text:p>2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68" calcext:value-type="float">
            <text:p>2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68" calcext:value-type="float">
            <text:p>2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89" calcext:value-type="float">
            <text:p>6289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68" calcext:value-type="float">
            <text:p>2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58" calcext:value-type="float">
            <text:p>8758</text:p>
          </table:table-cell>
          <table:table-cell table:style-name="ce1" office:value-type="float" office:value="1315" calcext:value-type="float">
            <text:p>13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68" calcext:value-type="float">
            <text:p>100.6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5" calcext:value-type="float">
            <text:p>995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33.487854003906" calcext:value-type="float">
            <text:p>733.487854003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3402318" calcext:value-type="float">
            <text:p>0.037661628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51.782449951172" calcext:value-type="float">
            <text:p>351.782449951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36.6" calcext:value-type="float">
            <text:p>536.6</text:p>
          </table:table-cell>
          <table:table-cell/>
          <table:table-cell table:style-name="ce1" office:value-type="string" calcext:value-type="string">
            <text:p>INCENTIVO CONTRALOR</text:p>
          </table:table-cell>
          <table:table-cell/>
          <table:table-cell table:style-name="ce1" office:value-type="string" calcext:value-type="string">
            <text:p>50-2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894" calcext:value-type="float">
            <text:p>7894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39.41" calcext:value-type="float">
            <text:p>439.4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9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8.97" calcext:value-type="float">
            <text:p>448.9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69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1" calcext:value-type="float">
            <text:p>995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.06939220428467" calcext:value-type="float">
            <text:p>8.069392204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104459" calcext:value-type="float">
            <text:p>0.03766162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163.37905883789" calcext:value-type="float">
            <text:p>3163.379058837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54" calcext:value-type="float">
            <text:p>995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9.138008117676" calcext:value-type="float">
            <text:p>119.138008117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8790388" calcext:value-type="float">
            <text:p>0.037661628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775.75807281494" calcext:value-type="float">
            <text:p>2775.75807281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00.71" calcext:value-type="float">
            <text:p>900.7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50.71" calcext:value-type="float">
            <text:p>950.7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0.71" calcext:value-type="float">
            <text:p>2200.7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0.71" calcext:value-type="float">
            <text:p>600.7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28" calcext:value-type="float">
            <text:p>6328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.71" calcext:value-type="float">
            <text:p>250.7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2" calcext:value-type="float">
            <text:p>1000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1.393432617188" calcext:value-type="float">
            <text:p>251.393432617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170461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1975.3902294922" calcext:value-type="float">
            <text:p>21975.390229492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72" calcext:value-type="float">
            <text:p>200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71.72" calcext:value-type="float">
            <text:p>1371.7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72-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72" calcext:value-type="float">
            <text:p>200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371.72" calcext:value-type="float">
            <text:p>1371.72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72-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.72" calcext:value-type="float">
            <text:p>200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43" calcext:value-type="float">
            <text:p>6343</text:p>
          </table:table-cell>
          <table:table-cell table:style-name="ce1" office:value-type="float" office:value="1219" calcext:value-type="float">
            <text:p>121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.72" calcext:value-type="float">
            <text:p>400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91" calcext:value-type="float">
            <text:p>8791</text:p>
          </table:table-cell>
          <table:table-cell table:style-name="ce1" office:value-type="float" office:value="1370" calcext:value-type="float">
            <text:p>137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0.72" calcext:value-type="float">
            <text:p>250.7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3" calcext:value-type="float">
            <text:p>1000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69.796997070312" calcext:value-type="float">
            <text:p>769.796997070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748458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511.24531982422" calcext:value-type="float">
            <text:p>8511.245319824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3" calcext:value-type="float">
            <text:p>50.7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3" calcext:value-type="float">
            <text:p>50.7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3" calcext:value-type="float">
            <text:p>50.7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44" calcext:value-type="float">
            <text:p>6344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73" calcext:value-type="float">
            <text:p>100.7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92" calcext:value-type="float">
            <text:p>8792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3" calcext:value-type="float">
            <text:p>50.7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4" calcext:value-type="float">
            <text:p>100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28.534729003906" calcext:value-type="float">
            <text:p>328.534729003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301206127" calcext:value-type="float">
            <text:p>0.037661630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05" calcext:value-type="float">
            <text:p>1000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2.753295898438" calcext:value-type="float">
            <text:p>492.753295898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1979195" calcext:value-type="float">
            <text:p>0.037661628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0101.5554711914" calcext:value-type="float">
            <text:p>10101.555471191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50.76" calcext:value-type="float">
            <text:p>350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.76" calcext:value-type="float">
            <text:p>1000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76" calcext:value-type="float">
            <text:p>100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3.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6" calcext:value-type="float">
            <text:p>6296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7-03-03" calcext:value-type="date">
            <text:p>3/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50.76" calcext:value-type="float">
            <text:p>350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7" calcext:value-type="float">
            <text:p>6307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5.76" calcext:value-type="float">
            <text:p>35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08" calcext:value-type="float">
            <text:p>6308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15.76" calcext:value-type="float">
            <text:p>315.76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8" calcext:value-type="float">
            <text:p>1000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46.521728515625" calcext:value-type="float">
            <text:p>446.521728515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0119406" calcext:value-type="float">
            <text:p>0.03766162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43.89452316284" calcext:value-type="float">
            <text:p>1643.894523162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7</text:p>
          </table:table-cell>
          <table:table-cell table:style-name="ce6" office:value-type="date" office:date-value="2017-01-25" calcext:value-type="date">
            <text:p>1/2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77" calcext:value-type="float">
            <text:p>50.7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09" calcext:value-type="float">
            <text:p>1000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3.3733062744141" calcext:value-type="float">
            <text:p>63.373306274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644463" calcext:value-type="float">
            <text:p>0.037661627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27.915568084717" calcext:value-type="float">
            <text:p>627.915568084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6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6275" calcext:value-type="float">
            <text:p>627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.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7387" calcext:value-type="float">
            <text:p>7387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78-78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6" calcext:value-type="float">
            <text:p>9956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.0447044372559" calcext:value-type="float">
            <text:p>23.044704437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242209" calcext:value-type="float">
            <text:p>0.037661627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57.545333862305" calcext:value-type="float">
            <text:p>857.545333862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9</text:p>
          </table:table-cell>
          <table:table-cell table:style-name="ce6" office:value-type="date" office:date-value="2016-12-26" calcext:value-type="date">
            <text:p>12/2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7" calcext:value-type="float">
            <text:p>6277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9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7" calcext:value-type="float">
            <text:p>995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.891658782959" calcext:value-type="float">
            <text:p>40.89165878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6670584" calcext:value-type="float">
            <text:p>0.037661627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701.7982177734" calcext:value-type="float">
            <text:p>14701.798217773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000" calcext:value-type="float">
            <text:p>90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9" calcext:value-type="float">
            <text:p>3839</text:p>
          </table:table-cell>
          <table:table-cell table:style-name="ce1" office:value-type="float" office:value="958" calcext:value-type="float">
            <text:p>95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50" calcext:value-type="float">
            <text:p>95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70" calcext:value-type="float">
            <text:p>6370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6-8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6" calcext:value-type="float">
            <text:p>6276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0" calcext:value-type="float">
            <text:p>7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8" calcext:value-type="float">
            <text:p>995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49.414855957031" calcext:value-type="float">
            <text:p>849.41485595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00468" calcext:value-type="float">
            <text:p>0.037661629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7404.8911132813" calcext:value-type="float">
            <text:p>57404.891113281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369" calcext:value-type="float">
            <text:p>6369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6" office:value-type="date" office:date-value="2017-03-14" calcext:value-type="date">
            <text:p>3/14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02-8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7" calcext:value-type="float">
            <text:p>997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85.796875" calcext:value-type="float">
            <text:p>2185.79687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9166704" calcext:value-type="float">
            <text:p>0.037661628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0166.1259765625" calcext:value-type="float">
            <text:p>10166.1259765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6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61-8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89" calcext:value-type="float">
            <text:p>998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92.840301513672" calcext:value-type="float">
            <text:p>392.840301513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2636679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88" calcext:value-type="float">
            <text:p>998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5.475250244141" calcext:value-type="float">
            <text:p>415.47525024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5346416" calcext:value-type="float">
            <text:p>0.037661627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3397.8051757813" calcext:value-type="float">
            <text:p>63397.805175781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6" office:value-type="date" office:date-value="2017-01-06" calcext:value-type="date">
            <text:p>1/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53-8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6" office:value-type="date" office:date-value="2017-01-19" calcext:value-type="date">
            <text:p>1/1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52-8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67" calcext:value-type="float">
            <text:p>6367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6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6-8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87" calcext:value-type="float">
            <text:p>998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471.14965820312" calcext:value-type="float">
            <text:p>2471.149658203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6543189" calcext:value-type="float">
            <text:p>0.037661629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86" calcext:value-type="float">
            <text:p>9986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82.601623535156" calcext:value-type="float">
            <text:p>782.601623535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313982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420.13878601074" calcext:value-type="float">
            <text:p>3420.138786010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85" calcext:value-type="float">
            <text:p>9985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8.807998657227" calcext:value-type="float">
            <text:p>128.807998657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666539" calcext:value-type="float">
            <text:p>0.037661629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144.46673583984" calcext:value-type="float">
            <text:p>5144.466735839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371" calcext:value-type="float">
            <text:p>6371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6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6-8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8" calcext:value-type="float">
            <text:p>997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8.619216918945" calcext:value-type="float">
            <text:p>198.619216918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602453" calcext:value-type="float">
            <text:p>0.037661629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8004.8438720703" calcext:value-type="float">
            <text:p>18004.843872070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6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98" calcext:value-type="float">
            <text:p>898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28-8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84" calcext:value-type="float">
            <text:p>998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5.889099121094" calcext:value-type="float">
            <text:p>705.889099121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470351" calcext:value-type="float">
            <text:p>0.037661627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8540.58874755859" calcext:value-type="float">
            <text:p>8540.588747558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5" calcext:value-type="float">
            <text:p>3845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1" calcext:value-type="float">
            <text:p>6291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61" calcext:value-type="float">
            <text:p>8761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1" calcext:value-type="float">
            <text:p>100.8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7" calcext:value-type="float">
            <text:p>1002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38.846710205078" calcext:value-type="float">
            <text:p>338.846710205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026772" calcext:value-type="float">
            <text:p>0.037661628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4246.0261230469" calcext:value-type="float">
            <text:p>14246.026123046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6" office:value-type="date" office:date-value="2017-01-02" calcext:value-type="date">
            <text:p>1/2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0-8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65" calcext:value-type="float">
            <text:p>6365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6" office:value-type="date" office:date-value="2017-03-06" calcext:value-type="date">
            <text:p>3/6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49-8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83" calcext:value-type="float">
            <text:p>998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51.044250488281" calcext:value-type="float">
            <text:p>551.044250488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5960568" calcext:value-type="float">
            <text:p>0.037661627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860.4333190918" calcext:value-type="float">
            <text:p>4860.433319091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82" calcext:value-type="float">
            <text:p>998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3.051834106445" calcext:value-type="float">
            <text:p>183.051834106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192962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6757.9611816406" calcext:value-type="float">
            <text:p>16757.961181640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6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RIMA DE SEGURO</text:p>
          </table:table-cell>
          <table:table-cell/>
          <table:table-cell table:style-name="ce1" office:value-type="string" calcext:value-type="string">
            <text:p>12-8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81" calcext:value-type="float">
            <text:p>998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91.803466796875" calcext:value-type="float">
            <text:p>691.803466796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7293135" calcext:value-type="float">
            <text:p>0.037661629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399.65472412109" calcext:value-type="float">
            <text:p>5399.654724121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13-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464.11" calcext:value-type="float">
            <text:p>2464.1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13-2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76" calcext:value-type="float">
            <text:p>4076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954.41" calcext:value-type="float">
            <text:p>1954.4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13-3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79" calcext:value-type="float">
            <text:p>997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6.8581314086914" calcext:value-type="float">
            <text:p>66.858131408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7969705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008.55099899292" calcext:value-type="float">
            <text:p>1008.550998992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10" calcext:value-type="float">
            <text:p>1001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7.9836730957031" calcext:value-type="float">
            <text:p>37.983673095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5479182" calcext:value-type="float">
            <text:p>0.037661628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28" calcext:value-type="float">
            <text:p>10028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809.80029296875" calcext:value-type="float">
            <text:p>3809.800292968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9628073" calcext:value-type="float">
            <text:p>0.03766162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3908.42203125" calcext:value-type="float">
            <text:p>43908.422031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4" calcext:value-type="float">
            <text:p>3844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60" calcext:value-type="float">
            <text:p>8760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84" calcext:value-type="float">
            <text:p>100.84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59" calcext:value-type="float">
            <text:p>995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670.86206054688" calcext:value-type="float">
            <text:p>1670.862060546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3218831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92.343268432617" calcext:value-type="float">
            <text:p>592.343268432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2" calcext:value-type="float">
            <text:p>3852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1" calcext:value-type="float">
            <text:p>1001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5.2373847961426" calcext:value-type="float">
            <text:p>35.237384796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4287698" calcext:value-type="float">
            <text:p>0.037661628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5729.7878417969" calcext:value-type="float">
            <text:p>15729.787841796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2" calcext:value-type="float">
            <text:p>9962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83.066299438477" calcext:value-type="float">
            <text:p>183.0662994385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5991742" calcext:value-type="float">
            <text:p>0.037661629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723.06732177734" calcext:value-type="float">
            <text:p>4723.067321777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6-11-22" calcext:value-type="date">
            <text:p>11/22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6-11-22" calcext:value-type="date">
            <text:p>11/22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723" calcext:value-type="float">
            <text:p>4723</text:p>
          </table:table-cell>
          <table:table-cell/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7-01-19" calcext:value-type="date">
            <text:p>1/1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8" calcext:value-type="float">
            <text:p>3848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7-02-16" calcext:value-type="date">
            <text:p>2/16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94" calcext:value-type="float">
            <text:p>6294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55" calcext:value-type="float">
            <text:p>8755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7-04-19" calcext:value-type="date">
            <text:p>4/19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3" calcext:value-type="float">
            <text:p>996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7.4290752410889" calcext:value-type="float">
            <text:p>27.429075241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2504442" calcext:value-type="float">
            <text:p>0.037661629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461.2559667969" calcext:value-type="float">
            <text:p>13461.255966796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89" calcext:value-type="float">
            <text:p>50.8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89" calcext:value-type="float">
            <text:p>50.8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89" calcext:value-type="float">
            <text:p>50.8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37" calcext:value-type="float">
            <text:p>6337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89" calcext:value-type="float">
            <text:p>50.8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5" calcext:value-type="float">
            <text:p>8785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89" calcext:value-type="float">
            <text:p>50.8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2" calcext:value-type="float">
            <text:p>1001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3.877807617188" calcext:value-type="float">
            <text:p>513.8778076172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66168304" calcext:value-type="float">
            <text:p>0.037661626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549.2275146484" calcext:value-type="float">
            <text:p>13549.227514648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" calcext:value-type="float">
            <text:p>50.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" calcext:value-type="float">
            <text:p>50.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" calcext:value-type="float">
            <text:p>50.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38" calcext:value-type="float">
            <text:p>6338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" calcext:value-type="float">
            <text:p>50.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6" calcext:value-type="float">
            <text:p>8786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" calcext:value-type="float">
            <text:p>50.9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6" calcext:value-type="float">
            <text:p>1001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7.192321777344" calcext:value-type="float">
            <text:p>517.1923217773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0334798" calcext:value-type="float">
            <text:p>0.03766162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4089.63" calcext:value-type="float">
            <text:p>4089.6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0034" calcext:value-type="float">
            <text:p>1003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4.022125244141" calcext:value-type="float">
            <text:p>154.0221252441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3732613" calcext:value-type="float">
            <text:p>0.037661628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1535.5945166016" calcext:value-type="float">
            <text:p>11535.594516601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1" calcext:value-type="float">
            <text:p>50.9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RETIRO PARA TRANSFERENC</text:p>
          </table:table-cell>
          <table:table-cell/>
          <table:table-cell table:style-name="ce1" office:value-type="string" calcext:value-type="string">
            <text:p>91-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1" calcext:value-type="float">
            <text:p>50.9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1" calcext:value-type="float">
            <text:p>100.9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339" calcext:value-type="float">
            <text:p>6339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.91" calcext:value-type="float">
            <text:p>150.9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787" calcext:value-type="float">
            <text:p>8787</text:p>
          </table:table-cell>
          <table:table-cell table:style-name="ce1" office:value-type="float" office:value="1365" calcext:value-type="float">
            <text:p>136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1" calcext:value-type="float">
            <text:p>100.91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7" calcext:value-type="float">
            <text:p>1001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91.949096679688" calcext:value-type="float">
            <text:p>391.949096679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256542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3170.5823535156" calcext:value-type="float">
            <text:p>13170.582353515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2" calcext:value-type="float">
            <text:p>50.9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.92" calcext:value-type="float">
            <text:p>50.9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2" calcext:value-type="float">
            <text:p>100.9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50.92" calcext:value-type="float">
            <text:p>150.9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88" calcext:value-type="float">
            <text:p>8788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2" calcext:value-type="float">
            <text:p>100.92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8" calcext:value-type="float">
            <text:p>1001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7.515960693359" calcext:value-type="float">
            <text:p>507.515960693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0192504" calcext:value-type="float">
            <text:p>0.03766162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1.8162299919128" calcext:value-type="float">
            <text:p>61.816229991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3</text:p>
          </table:table-cell>
          <table:table-cell table:style-name="ce6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3" calcext:value-type="float">
            <text:p>100.9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808" calcext:value-type="float">
            <text:p>8808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3</text:p>
          </table:table-cell>
          <table:table-cell table:style-name="ce6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00.93" calcext:value-type="float">
            <text:p>400.93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20" calcext:value-type="float">
            <text:p>100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3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3.1990652084351" calcext:value-type="float">
            <text:p>13.1990652084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444625" calcext:value-type="float">
            <text:p>0.037661629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575.311965942383" calcext:value-type="float">
            <text:p>575.311965942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9" calcext:value-type="float">
            <text:p>3859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85" calcext:value-type="float">
            <text:p>6285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2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19" calcext:value-type="float">
            <text:p>1001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6.1746520996094" calcext:value-type="float">
            <text:p>36.174652099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4405295" calcext:value-type="float">
            <text:p>0.037661629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388.011642456055" calcext:value-type="float">
            <text:p>388.011642456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65" calcext:value-type="float">
            <text:p>996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5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4.6131505966187" calcext:value-type="float">
            <text:p>14.6131505966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1823607" calcext:value-type="float">
            <text:p>0.037661629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217.2338571167" calcext:value-type="float">
            <text:p>2217.233857116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66" calcext:value-type="float">
            <text:p>996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6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3.504638671875" calcext:value-type="float">
            <text:p>83.504638671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8822438" calcext:value-type="float">
            <text:p>0.037661628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217.10607788086" calcext:value-type="float">
            <text:p>6217.106077880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6" calcext:value-type="float">
            <text:p>3846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2" calcext:value-type="float">
            <text:p>6292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9" calcext:value-type="float">
            <text:p>8759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7" calcext:value-type="float">
            <text:p>100.97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67" calcext:value-type="float">
            <text:p>996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51.367858886719" calcext:value-type="float">
            <text:p>251.3678588867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86524995" calcext:value-type="float">
            <text:p>0.037661628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570.45073364258" calcext:value-type="float">
            <text:p>6570.450733642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6-11-07" calcext:value-type="date">
            <text:p>11/7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6-12-09" calcext:value-type="date">
            <text:p>12/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7-01-05" calcext:value-type="date">
            <text:p>1/5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7" calcext:value-type="float">
            <text:p>3847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93" calcext:value-type="float">
            <text:p>6293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8756" calcext:value-type="float">
            <text:p>8756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0.98" calcext:value-type="float">
            <text:p>100.98</text:p>
          </table:table-cell>
          <table:table-cell/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993" calcext:value-type="float">
            <text:p>999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64.677093505859" calcext:value-type="float">
            <text:p>264.6770935059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77702904" calcext:value-type="float">
            <text:p>0.0376616278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4" calcext:value-type="float">
            <text:p>184</text:p>
          </table:table-cell>
          <table:table-cell table:number-columns-repeated="2" table:style-name="ce1" office:value-type="string" calcext:value-type="string">
            <text:p>9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98760.44717961" calcext:value-type="float">
            <text:p>98760.4471796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1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2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3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4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5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6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97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9990" calcext:value-type="float">
            <text:p>999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97</text:p>
          </table:table-cell>
          <table:table-cell table:style-name="ce6" office:value-type="date" office:date-value="2017-04-30" calcext:value-type="date">
            <text:p>4/30/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387.029235839844" calcext:value-type="float">
            <text:p>387.0292358398</text:p>
          </table:table-cell>
          <table:table-cell/>
          <table:table-cell table:style-name="ce1" office:value-type="string" calcext:value-type="string">
            <text:p>INTERESES DEVENGADOS</text:p>
          </table:table-cell>
          <table:table-cell table:number-columns-repeated="2"/>
          <table:table-cell table:style-name="ce1" office:value-type="float" office:value="0.0376616299400622" calcext:value-type="float">
            <text:p>0.0376616299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98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9</text:p>
          </table:table-cell>
          <table:table-cell table:style-name="ce6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 table:number-rows-repeated="1047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MOVIN" table:base-cell-address="$DMOVIN.$A$1" table:cell-range-address="$DMOVIN.$A$1:.$O$10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OVIN" style:display-name="PageStyle_DMOV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Windows User</dc:creator>
    <dc:date>2017-10-07T16:08:58</dc:date>
    <meta:document-statistic meta:table-count="1" meta:cell-count="12757" meta:object-count="0"/>
    <meta:generator>LibreOffice/5.1.6.2.0$Linux_X86_64 LibreOffice_project/10$Build-2</meta:generator>
  </office:meta>
</office:document-meta>
</file>